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center" style:justify-single-word="false"/>
      <style:text-properties fo:font-size="20pt" officeooo:rsid="0006d002" officeooo:paragraph-rsid="001f4bc5" style:font-size-asian="20pt" style:font-size-complex="20pt"/>
    </style:style>
    <style:style style:name="P2" style:family="paragraph" style:parent-style-name="Heading_20_1">
      <style:text-properties fo:font-size="16pt" officeooo:rsid="0006d002" officeooo:paragraph-rsid="001f4bc5" style:font-size-asian="16pt" style:font-size-complex="16pt"/>
    </style:style>
    <style:style style:name="P3" style:family="paragraph" style:parent-style-name="Heading_20_1">
      <style:text-properties fo:font-size="16pt" fo:language="ru" fo:country="RU" officeooo:rsid="0006d002" officeooo:paragraph-rsid="001f4bc5" style:font-size-asian="16pt" style:font-size-complex="16pt"/>
    </style:style>
    <style:style style:name="P4" style:family="paragraph" style:parent-style-name="Heading_20_2">
      <style:text-properties fo:font-size="16pt" officeooo:rsid="0006d002" officeooo:paragraph-rsid="001f4bc5" style:font-size-asian="16pt" style:font-size-complex="16pt"/>
    </style:style>
    <style:style style:name="P5" style:family="paragraph" style:parent-style-name="Heading_20_2">
      <style:text-properties fo:font-size="16pt" fo:language="ru" fo:country="RU" officeooo:rsid="0006d002" officeooo:paragraph-rsid="001f4bc5" style:font-size-asian="16pt" style:font-size-complex="16pt"/>
    </style:style>
    <style:style style:name="P6" style:family="paragraph" style:parent-style-name="Heading_20_3">
      <style:text-properties fo:font-size="16pt" fo:language="ru" fo:country="RU" officeooo:rsid="0006d002" officeooo:paragraph-rsid="001f4bc5" style:font-size-asian="16pt" style:font-size-complex="16pt"/>
    </style:style>
    <style:style style:name="P7" style:family="paragraph" style:parent-style-name="Heading_20_4">
      <style:text-properties fo:font-size="16pt" fo:language="ru" fo:country="RU" officeooo:rsid="00537cbd" officeooo:paragraph-rsid="001f4bc5" style:font-size-asian="16pt" style:font-size-complex="16pt"/>
    </style:style>
    <style:style style:name="P8" style:family="paragraph" style:parent-style-name="Heading_20_4">
      <style:text-properties fo:font-size="16pt" fo:language="ru" fo:country="RU" officeooo:rsid="0006d002" officeooo:paragraph-rsid="001f4bc5" style:font-size-asian="16pt" style:font-size-complex="16pt"/>
    </style:style>
    <style:style style:name="P9" style:family="paragraph" style:parent-style-name="Heading_20_4">
      <style:text-properties fo:font-size="16pt" officeooo:rsid="0006d002" officeooo:paragraph-rsid="001f4bc5" style:font-size-asian="16pt" style:font-size-complex="16pt"/>
    </style:style>
    <style:style style:name="P10" style:family="paragraph" style:parent-style-name="Heading_20_4">
      <style:text-properties fo:font-size="16pt" officeooo:rsid="011a2a08" officeooo:paragraph-rsid="001f4bc5" style:font-size-asian="16pt" style:font-size-complex="16pt"/>
    </style:style>
    <style:style style:name="P11" style:family="paragraph" style:parent-style-name="Heading_20_4">
      <style:text-properties officeooo:paragraph-rsid="001f4bc5"/>
    </style:style>
    <style:style style:name="P12" style:family="paragraph" style:parent-style-name="Preformatted_20_Text">
      <style:text-properties fo:font-size="16pt" fo:language="ru" fo:country="RU" officeooo:rsid="00537cbd" officeooo:paragraph-rsid="001f4bc5" style:font-size-asian="16pt" style:font-size-complex="16pt"/>
    </style:style>
    <style:style style:name="P13" style:family="paragraph" style:parent-style-name="Preformatted_20_Text">
      <style:text-properties fo:font-size="16pt" fo:language="ru" fo:country="RU" officeooo:rsid="0006d002" officeooo:paragraph-rsid="001f4bc5" style:font-size-asian="16pt" style:font-size-complex="16pt"/>
    </style:style>
    <style:style style:name="P14" style:family="paragraph" style:parent-style-name="Preformatted_20_Text">
      <style:text-properties fo:font-size="16pt" officeooo:rsid="0006d002" officeooo:paragraph-rsid="001f4bc5" style:font-size-asian="16pt" style:font-size-complex="16pt"/>
    </style:style>
    <style:style style:name="P15" style:family="paragraph" style:parent-style-name="Preformatted_20_Text">
      <style:text-properties fo:language="ru" fo:country="RU" officeooo:paragraph-rsid="001f4bc5"/>
    </style:style>
    <style:style style:name="P16" style:family="paragraph" style:parent-style-name="Preformatted_20_Text">
      <style:text-properties officeooo:paragraph-rsid="001f4bc5"/>
    </style:style>
    <style:style style:name="P17" style:family="paragraph" style:parent-style-name="Preformatted_20_Text">
      <style:paragraph-properties fo:margin-top="0cm" fo:margin-bottom="0.499cm" loext:contextual-spacing="false"/>
      <style:text-properties officeooo:paragraph-rsid="001f4bc5"/>
    </style:style>
    <style:style style:name="P18" style:family="paragraph" style:parent-style-name="Standard">
      <style:text-properties fo:font-size="16pt" fo:language="ru" fo:country="RU" officeooo:rsid="0006d002" officeooo:paragraph-rsid="001f4bc5" style:font-size-asian="16pt" style:font-size-complex="16pt"/>
    </style:style>
    <style:style style:name="P19" style:family="paragraph" style:parent-style-name="Standard">
      <style:text-properties fo:font-size="16pt" fo:language="ru" fo:country="RU" officeooo:rsid="006c2078" officeooo:paragraph-rsid="001f4bc5" style:font-size-asian="16pt" style:font-size-complex="16pt"/>
    </style:style>
    <style:style style:name="P20" style:family="paragraph" style:parent-style-name="Standard">
      <style:text-properties fo:font-size="16pt" fo:language="ru" fo:country="RU" officeooo:rsid="00537cbd" officeooo:paragraph-rsid="001f4bc5" style:font-size-asian="16pt" style:font-size-complex="16pt"/>
    </style:style>
    <style:style style:name="P21" style:family="paragraph" style:parent-style-name="Standard">
      <style:text-properties fo:font-size="16pt" fo:language="ru" fo:country="RU" officeooo:rsid="04f23eba" officeooo:paragraph-rsid="001f4bc5" style:font-size-asian="16pt" style:font-size-complex="16pt"/>
    </style:style>
    <style:style style:name="P22" style:family="paragraph" style:parent-style-name="Standard">
      <style:text-properties fo:font-size="16pt" fo:language="ru" fo:country="RU" officeooo:rsid="009c2008" officeooo:paragraph-rsid="001f4bc5" style:font-size-asian="16pt" style:font-size-complex="16pt"/>
    </style:style>
    <style:style style:name="P23" style:family="paragraph" style:parent-style-name="Standard">
      <style:text-properties fo:font-size="16pt" fo:language="ru" fo:country="RU" officeooo:rsid="00bd8a30" officeooo:paragraph-rsid="001f4bc5" style:font-size-asian="16pt" style:font-size-complex="16pt"/>
    </style:style>
    <style:style style:name="P24" style:family="paragraph" style:parent-style-name="Standard">
      <style:text-properties fo:font-size="16pt" fo:language="ru" fo:country="RU" officeooo:rsid="0514e40c" officeooo:paragraph-rsid="001f4bc5" style:font-size-asian="16pt" style:font-size-complex="16pt"/>
    </style:style>
    <style:style style:name="P25" style:family="paragraph" style:parent-style-name="Standard">
      <style:text-properties fo:font-size="16pt" fo:language="ru" fo:country="RU" officeooo:rsid="0514fc2f" officeooo:paragraph-rsid="001f4bc5" style:font-size-asian="16pt" style:font-size-complex="16pt"/>
    </style:style>
    <style:style style:name="P26" style:family="paragraph" style:parent-style-name="Standard">
      <style:text-properties fo:font-size="16pt" fo:language="ru" fo:country="RU" officeooo:paragraph-rsid="001f4bc5" style:font-size-asian="16pt" style:font-size-complex="16pt"/>
    </style:style>
    <style:style style:name="P27" style:family="paragraph" style:parent-style-name="Standard">
      <style:text-properties fo:font-size="16pt" officeooo:rsid="00537cbd" officeooo:paragraph-rsid="001f4bc5" style:font-size-asian="16pt" style:font-size-complex="16pt"/>
    </style:style>
    <style:style style:name="P28" style:family="paragraph" style:parent-style-name="Standard">
      <style:text-properties fo:font-size="16pt" officeooo:rsid="0006d002" officeooo:paragraph-rsid="001f4bc5" style:font-size-asian="16pt" style:font-size-complex="16pt"/>
    </style:style>
    <style:style style:name="P29" style:family="paragraph" style:parent-style-name="Standard">
      <style:text-properties fo:font-size="16pt" officeooo:rsid="00b10858" officeooo:paragraph-rsid="001f4bc5" style:font-size-asian="16pt" style:font-size-complex="16pt"/>
    </style:style>
    <style:style style:name="P30" style:family="paragraph" style:parent-style-name="Standard">
      <style:text-properties fo:font-size="16pt" officeooo:rsid="04fc7418" officeooo:paragraph-rsid="001f4bc5" style:font-size-asian="16pt" style:font-size-complex="16pt"/>
    </style:style>
    <style:style style:name="P31" style:family="paragraph" style:parent-style-name="Standard">
      <style:text-properties fo:font-size="16pt" officeooo:rsid="04fd63b3" officeooo:paragraph-rsid="001f4bc5" style:font-size-asian="16pt" style:font-size-complex="16pt"/>
    </style:style>
    <style:style style:name="P32" style:family="paragraph" style:parent-style-name="Standard">
      <style:text-properties fo:font-size="16pt" officeooo:rsid="050ff05c" officeooo:paragraph-rsid="001f4bc5" style:font-size-asian="16pt" style:font-size-complex="16pt"/>
    </style:style>
    <style:style style:name="P33" style:family="paragraph" style:parent-style-name="Standard">
      <style:text-properties fo:font-size="16pt" fo:font-weight="bold" officeooo:rsid="006c2078" officeooo:paragraph-rsid="001f4bc5" style:font-size-asian="16pt" style:font-weight-asian="bold" style:font-size-complex="16pt" style:font-weight-complex="bold"/>
    </style:style>
    <style:style style:name="P34" style:family="paragraph" style:parent-style-name="Standard">
      <style:paragraph-properties fo:text-align="center" style:justify-single-word="false"/>
      <style:text-properties fo:font-size="20pt" fo:font-weight="bold" officeooo:paragraph-rsid="001f4bc5" fo:background-color="#ff0000" style:font-size-asian="20pt" style:font-weight-asian="bold" style:font-size-complex="20pt" style:font-weight-complex="bold"/>
    </style:style>
    <style:style style:name="P35" style:family="paragraph" style:parent-style-name="Standard">
      <style:paragraph-properties fo:text-align="center" style:justify-single-word="false"/>
      <style:text-properties fo:font-size="20pt" fo:font-weight="bold" officeooo:paragraph-rsid="001f4bc5" style:font-size-asian="20pt" style:font-weight-asian="bold" style:font-size-complex="20pt" style:font-weight-complex="bold"/>
    </style:style>
    <style:style style:name="P36" style:family="paragraph" style:parent-style-name="Standard">
      <style:text-properties fo:font-size="20pt" fo:font-style="italic" style:text-underline-style="none" officeooo:rsid="00b4ef5d" officeooo:paragraph-rsid="001f4bc5" style:font-size-asian="20pt" style:font-style-asian="italic" style:font-size-complex="20pt" style:font-style-complex="italic"/>
    </style:style>
    <style:style style:name="P37" style:family="paragraph" style:parent-style-name="Standard">
      <style:text-properties fo:language="ru" fo:country="RU" officeooo:paragraph-rsid="001f4bc5"/>
    </style:style>
    <style:style style:name="P38" style:family="paragraph" style:parent-style-name="Standard">
      <style:text-properties officeooo:paragraph-rsid="001f4bc5"/>
    </style:style>
    <style:style style:name="P39" style:family="paragraph" style:parent-style-name="Text_20_body" style:list-style-name="L1">
      <style:text-properties officeooo:paragraph-rsid="001f4bc5"/>
    </style:style>
    <style:style style:name="P40" style:family="paragraph" style:parent-style-name="Text_20_body">
      <style:text-properties fo:font-size="16pt" officeooo:rsid="006c2078" officeooo:paragraph-rsid="001f4bc5" style:font-size-asian="16pt" style:font-size-complex="16pt"/>
    </style:style>
    <style:style style:name="P41" style:family="paragraph" style:parent-style-name="Text_20_body">
      <style:text-properties fo:font-size="16pt" officeooo:rsid="00537cbd" officeooo:paragraph-rsid="001f4bc5" style:font-size-asian="16pt" style:font-size-complex="16pt"/>
    </style:style>
    <style:style style:name="P42" style:family="paragraph" style:parent-style-name="Text_20_body">
      <style:text-properties fo:font-size="16pt" officeooo:rsid="0006d002" officeooo:paragraph-rsid="001f4bc5" style:font-size-asian="16pt" style:font-size-complex="16pt"/>
    </style:style>
    <style:style style:name="P43" style:family="paragraph" style:parent-style-name="Text_20_body">
      <style:text-properties fo:font-size="16pt" fo:font-style="normal" style:text-underline-style="solid" style:text-underline-width="auto" style:text-underline-color="font-color" officeooo:rsid="04ef5f30" officeooo:paragraph-rsid="001f4bc5" style:font-size-asian="14pt" style:font-style-asian="normal" style:font-size-complex="16pt" style:font-style-complex="normal"/>
    </style:style>
    <style:style style:name="P44" style:family="paragraph" style:parent-style-name="Text_20_body">
      <style:text-properties fo:font-size="16pt" fo:language="ru" fo:country="RU" officeooo:rsid="0006d002" officeooo:paragraph-rsid="001f4bc5" style:font-size-asian="16pt" style:font-size-complex="16pt"/>
    </style:style>
    <style:style style:name="P45" style:family="paragraph" style:parent-style-name="Text_20_body">
      <style:text-properties fo:font-size="16pt" fo:language="ru" fo:country="RU" officeooo:paragraph-rsid="001f4bc5" style:font-size-asian="16pt" style:font-size-complex="16pt"/>
    </style:style>
    <style:style style:name="P46" style:family="paragraph" style:parent-style-name="Text_20_body">
      <style:text-properties fo:language="ru" fo:country="RU" officeooo:paragraph-rsid="001f4bc5"/>
    </style:style>
    <style:style style:name="P47" style:family="paragraph" style:parent-style-name="Text_20_body" style:list-style-name="L7">
      <style:text-properties officeooo:paragraph-rsid="001f4bc5"/>
    </style:style>
    <style:style style:name="P48" style:family="paragraph" style:parent-style-name="Text_20_body" style:list-style-name="L8">
      <style:text-properties officeooo:paragraph-rsid="001f4bc5"/>
    </style:style>
    <style:style style:name="P49" style:family="paragraph" style:parent-style-name="Text_20_body" style:list-style-name="L9">
      <style:text-properties officeooo:paragraph-rsid="001f4bc5"/>
    </style:style>
    <style:style style:name="P50" style:family="paragraph" style:parent-style-name="Text_20_body">
      <style:text-properties officeooo:paragraph-rsid="001f4bc5"/>
    </style:style>
    <style:style style:name="P51" style:family="paragraph" style:parent-style-name="Text_20_body" style:list-style-name="L1">
      <style:paragraph-properties fo:margin-top="0cm" fo:margin-bottom="0cm" loext:contextual-spacing="false"/>
      <style:text-properties officeooo:paragraph-rsid="001f4bc5"/>
    </style:style>
    <style:style style:name="P52" style:family="paragraph" style:parent-style-name="Text_20_body" style:list-style-name="L6">
      <style:paragraph-properties fo:margin-top="0cm" fo:margin-bottom="0cm" loext:contextual-spacing="false"/>
      <style:text-properties fo:font-size="16pt" fo:language="ru" fo:country="RU" officeooo:rsid="006c2078" officeooo:paragraph-rsid="001f4bc5" style:font-size-asian="16pt" style:font-size-complex="16pt"/>
    </style:style>
    <style:style style:name="P53" style:family="paragraph" style:parent-style-name="Text_20_body">
      <style:paragraph-properties fo:margin-top="0cm" fo:margin-bottom="0cm" loext:contextual-spacing="false"/>
      <style:text-properties fo:font-size="16pt" officeooo:rsid="00537cbd" officeooo:paragraph-rsid="001f4bc5" style:font-size-asian="16pt" style:font-size-complex="16pt"/>
    </style:style>
    <style:style style:name="P54" style:family="paragraph" style:parent-style-name="Text_20_body" style:list-style-name="L6">
      <style:paragraph-properties fo:margin-top="0cm" fo:margin-bottom="0cm" loext:contextual-spacing="false"/>
      <style:text-properties officeooo:paragraph-rsid="001f4bc5"/>
    </style:style>
    <style:style style:name="P55" style:family="paragraph" style:parent-style-name="Text_20_body" style:list-style-name="L7">
      <style:paragraph-properties fo:margin-top="0cm" fo:margin-bottom="0cm" loext:contextual-spacing="false"/>
      <style:text-properties officeooo:paragraph-rsid="001f4bc5"/>
    </style:style>
    <style:style style:name="P56" style:family="paragraph" style:parent-style-name="Text_20_body" style:list-style-name="L8">
      <style:paragraph-properties fo:margin-top="0cm" fo:margin-bottom="0cm" loext:contextual-spacing="false"/>
      <style:text-properties officeooo:paragraph-rsid="001f4bc5"/>
    </style:style>
    <style:style style:name="P57" style:family="paragraph" style:parent-style-name="Text_20_body" style:list-style-name="L9">
      <style:paragraph-properties fo:margin-top="0cm" fo:margin-bottom="0cm" loext:contextual-spacing="false"/>
      <style:text-properties officeooo:paragraph-rsid="001f4bc5"/>
    </style:style>
    <style:style style:name="T1" style:family="text">
      <style:text-properties officeooo:rsid="006c2078"/>
    </style:style>
    <style:style style:name="T2" style:family="text">
      <style:text-properties officeooo:rsid="006d0568"/>
    </style:style>
    <style:style style:name="T3" style:family="text">
      <style:text-properties fo:font-size="16pt" style:font-size-asian="16pt" style:font-size-complex="16pt"/>
    </style:style>
    <style:style style:name="T4" style:family="text">
      <style:text-properties fo:font-size="16pt" officeooo:rsid="006c2078" style:font-size-asian="16pt" style:font-size-complex="16pt"/>
    </style:style>
    <style:style style:name="T5" style:family="text">
      <style:text-properties fo:font-size="16pt" officeooo:rsid="006d0568" style:font-size-asian="16pt" style:font-size-complex="16pt"/>
    </style:style>
    <style:style style:name="T6" style:family="text">
      <style:text-properties fo:font-size="16pt" officeooo:rsid="00537cbd" style:font-size-asian="16pt" style:font-size-complex="16pt"/>
    </style:style>
    <style:style style:name="T7" style:family="text">
      <style:text-properties fo:font-size="16pt" officeooo:rsid="00adbc75" style:font-size-asian="16pt" style:font-size-complex="16pt"/>
    </style:style>
    <style:style style:name="T8" style:family="text">
      <style:text-properties fo:font-size="16pt" officeooo:rsid="00b4ef5d" style:font-size-asian="16pt" style:font-size-complex="16pt"/>
    </style:style>
    <style:style style:name="T9" style:family="text">
      <style:text-properties fo:font-size="16pt" officeooo:rsid="00b8b080" style:font-size-asian="16pt" style:font-size-complex="16pt"/>
    </style:style>
    <style:style style:name="T10" style:family="text">
      <style:text-properties fo:font-size="16pt" officeooo:rsid="0006d002" style:font-size-asian="16pt" style:font-size-complex="16pt"/>
    </style:style>
    <style:style style:name="T11" style:family="text">
      <style:text-properties fo:font-size="16pt" officeooo:rsid="0117e22d" style:font-size-asian="16pt" style:font-size-complex="16pt"/>
    </style:style>
    <style:style style:name="T12" style:family="text">
      <style:text-properties fo:font-size="16pt" officeooo:rsid="011f69a1" style:font-size-asian="16pt" style:font-size-complex="16pt"/>
    </style:style>
    <style:style style:name="T13" style:family="text">
      <style:text-properties fo:font-size="16pt" officeooo:rsid="0123eb0c" style:font-size-asian="16pt" style:font-size-complex="16pt"/>
    </style:style>
    <style:style style:name="T14" style:family="text">
      <style:text-properties fo:font-size="16pt" fo:language="ru" fo:country="RU" style:font-size-asian="16pt" style:font-size-complex="16pt"/>
    </style:style>
    <style:style style:name="T15" style:family="text">
      <style:text-properties fo:font-size="16pt" fo:language="ru" fo:country="RU" officeooo:rsid="00537cbd" style:font-size-asian="16pt" style:font-size-complex="16pt"/>
    </style:style>
    <style:style style:name="T16" style:family="text">
      <style:text-properties fo:font-size="16pt" fo:language="ru" fo:country="RU" officeooo:rsid="0083eaab" style:font-size-asian="16pt" style:font-size-complex="16pt"/>
    </style:style>
    <style:style style:name="T17" style:family="text">
      <style:text-properties fo:font-size="16pt" fo:language="ru" fo:country="RU" officeooo:rsid="00914c8c" style:font-size-asian="16pt" style:font-size-complex="16pt"/>
    </style:style>
    <style:style style:name="T18" style:family="text">
      <style:text-properties fo:font-size="16pt" fo:language="ru" fo:country="RU" officeooo:rsid="009f0dc5" style:font-size-asian="16pt" style:font-size-complex="16pt"/>
    </style:style>
    <style:style style:name="T19" style:family="text">
      <style:text-properties fo:font-size="16pt" fo:language="ru" fo:country="RU" officeooo:rsid="00a24bf9" style:font-size-asian="16pt" style:font-size-complex="16pt"/>
    </style:style>
    <style:style style:name="T20" style:family="text">
      <style:text-properties fo:font-size="16pt" fo:language="ru" fo:country="RU" officeooo:rsid="00acbcad" style:font-size-asian="16pt" style:font-size-complex="16pt"/>
    </style:style>
    <style:style style:name="T21" style:family="text">
      <style:text-properties fo:font-size="16pt" fo:language="ru" fo:country="RU" officeooo:rsid="00ad5805" style:font-size-asian="16pt" style:font-size-complex="16pt"/>
    </style:style>
    <style:style style:name="T22" style:family="text">
      <style:text-properties fo:font-size="16pt" fo:language="ru" fo:country="RU" officeooo:rsid="00b8b080" style:font-size-asian="16pt" style:font-size-complex="16pt"/>
    </style:style>
    <style:style style:name="T23" style:family="text">
      <style:text-properties fo:font-size="16pt" fo:language="ru" fo:country="RU" officeooo:rsid="00bb3543" style:font-size-asian="16pt" style:font-size-complex="16pt"/>
    </style:style>
    <style:style style:name="T24" style:family="text">
      <style:text-properties fo:font-size="16pt" fo:language="ru" fo:country="RU" officeooo:rsid="0006d002" style:font-size-asian="16pt" style:font-size-complex="16pt"/>
    </style:style>
    <style:style style:name="T25" style:family="text">
      <style:text-properties fo:font-size="16pt" fo:language="ru" fo:country="RU" officeooo:rsid="00e9cd72" style:font-size-asian="16pt" style:font-size-complex="16pt"/>
    </style:style>
    <style:style style:name="T26" style:family="text">
      <style:text-properties fo:font-size="16pt" fo:language="ru" fo:country="RU" officeooo:rsid="00f042f2" style:font-size-asian="16pt" style:font-size-complex="16pt"/>
    </style:style>
    <style:style style:name="T27" style:family="text">
      <style:text-properties fo:font-size="16pt" fo:language="ru" fo:country="RU" officeooo:rsid="00f20340" style:font-size-asian="16pt" style:font-size-complex="16pt"/>
    </style:style>
    <style:style style:name="T28" style:family="text">
      <style:text-properties fo:font-size="16pt" fo:language="ru" fo:country="RU" officeooo:rsid="00fe78ae" style:font-size-asian="16pt" style:font-size-complex="16pt"/>
    </style:style>
    <style:style style:name="T29" style:family="text">
      <style:text-properties fo:font-size="16pt" fo:language="ru" fo:country="RU" officeooo:rsid="050e0f6b" style:font-size-asian="16pt" style:font-size-complex="16pt"/>
    </style:style>
    <style:style style:name="T30" style:family="text">
      <style:text-properties fo:font-size="16pt" fo:language="ru" fo:country="RU" officeooo:rsid="050ff05c" style:font-size-asian="16pt" style:font-size-complex="16pt"/>
    </style:style>
    <style:style style:name="T31" style:family="text">
      <style:text-properties fo:font-size="16pt" fo:language="ru" fo:country="RU" officeooo:rsid="010e17c4" style:font-size-asian="16pt" style:font-size-complex="16pt"/>
    </style:style>
    <style:style style:name="T32" style:family="text">
      <style:text-properties fo:font-size="16pt" fo:language="ru" fo:country="RU" officeooo:rsid="010e819a" style:font-size-asian="16pt" style:font-size-complex="16pt"/>
    </style:style>
    <style:style style:name="T33" style:family="text">
      <style:text-properties fo:font-size="16pt" fo:language="ru" fo:country="RU" officeooo:rsid="01172b13" style:font-size-asian="16pt" style:font-size-complex="16pt"/>
    </style:style>
    <style:style style:name="T34" style:family="text">
      <style:text-properties fo:font-size="16pt" fo:language="ru" fo:country="RU" officeooo:rsid="011980af" style:font-size-asian="16pt" style:font-size-complex="16pt"/>
    </style:style>
    <style:style style:name="T35" style:family="text">
      <style:text-properties fo:font-size="16pt" fo:language="ru" fo:country="RU" officeooo:rsid="011a2a08" style:font-size-asian="16pt" style:font-size-complex="16pt"/>
    </style:style>
    <style:style style:name="T36" style:family="text">
      <style:text-properties fo:font-size="16pt" fo:language="ru" fo:country="RU" officeooo:rsid="011db66a" style:font-size-asian="16pt" style:font-size-complex="16pt"/>
    </style:style>
    <style:style style:name="T37" style:family="text">
      <style:text-properties fo:font-size="16pt" fo:language="ru" fo:country="RU" officeooo:rsid="0120d439" style:font-size-asian="16pt" style:font-size-complex="16pt"/>
    </style:style>
    <style:style style:name="T38" style:family="text">
      <style:text-properties fo:font-size="16pt" fo:language="ru" fo:country="RU" officeooo:rsid="0128e20d" style:font-size-asian="16pt" style:font-size-complex="16pt"/>
    </style:style>
    <style:style style:name="T39" style:family="text">
      <style:text-properties fo:font-size="16pt" fo:language="ru" fo:country="RU" fo:font-style="normal" style:text-underline-style="solid" style:text-underline-width="auto" style:text-underline-color="font-color" officeooo:rsid="008463ce" style:font-size-asian="16pt" style:font-style-asian="normal" style:font-size-complex="16pt" style:font-style-complex="normal"/>
    </style:style>
    <style:style style:name="T40" style:family="text">
      <style:text-properties fo:font-size="16pt" fo:font-style="normal" style:text-underline-style="solid" style:text-underline-width="auto" style:text-underline-color="font-color" style:font-size-asian="16pt" style:font-style-asian="normal" style:font-size-complex="16pt" style:font-style-complex="normal"/>
    </style:style>
    <style:style style:name="T41" style:family="text">
      <style:text-properties fo:font-size="20pt" fo:font-style="italic" style:font-size-asian="20pt" style:font-style-asian="italic" style:font-size-complex="20pt" style:font-style-complex="italic"/>
    </style:style>
    <style:style style:name="T42" style:family="text">
      <style:text-properties fo:font-size="20pt" fo:font-style="italic" officeooo:rsid="006d0568" style:font-size-asian="20pt" style:font-style-asian="italic" style:font-size-complex="20pt" style:font-style-complex="italic"/>
    </style:style>
    <style:style style:name="T43" style:family="text">
      <style:text-properties fo:font-size="20pt" fo:font-style="italic" officeooo:rsid="006c2078" style:font-size-asian="20pt" style:font-style-asian="italic" style:font-size-complex="20pt" style:font-style-complex="italic"/>
    </style:style>
    <style:style style:name="T44" style:family="text">
      <style:text-properties fo:font-size="20pt" fo:font-style="italic" officeooo:rsid="00bd8a30" style:font-size-asian="20pt" style:font-style-asian="italic" style:font-size-complex="20pt" style:font-style-complex="italic"/>
    </style:style>
    <style:style style:name="T45" style:family="text">
      <style:text-properties fo:font-size="20pt" fo:language="ru" fo:country="RU" fo:font-style="italic" style:font-size-asian="20pt" style:font-style-asian="italic" style:font-size-complex="20pt" style:font-style-complex="italic"/>
    </style:style>
    <style:style style:name="T46" style:family="text">
      <style:text-properties fo:font-size="20pt" fo:language="ru" fo:country="RU" fo:font-style="italic" officeooo:rsid="00bd8a30" style:font-size-asian="20pt" style:font-style-asian="italic" style:font-size-complex="20pt" style:font-style-complex="italic"/>
    </style:style>
    <style:style style:name="T47" style:family="text">
      <style:text-properties style:text-underline-style="solid" style:text-underline-width="auto" style:text-underline-color="font-color"/>
    </style:style>
    <style:style style:name="T48" style:family="text">
      <style:text-properties style:text-underline-style="solid" style:text-underline-width="auto" style:text-underline-color="font-color" officeooo:rsid="006d0568"/>
    </style:style>
    <style:style style:name="T49" style:family="text">
      <style:text-properties style:text-underline-style="solid" style:text-underline-width="auto" style:text-underline-color="font-color" officeooo:rsid="00cbe731"/>
    </style:style>
    <style:style style:name="T50" style:family="text">
      <style:text-properties officeooo:rsid="04f193a7"/>
    </style:style>
    <style:style style:name="T51" style:family="text">
      <style:text-properties officeooo:rsid="0078caf6"/>
    </style:style>
    <style:style style:name="T52" style:family="text">
      <style:text-properties officeooo:rsid="007f6f94"/>
    </style:style>
    <style:style style:name="T53" style:family="text">
      <style:text-properties officeooo:rsid="04f52aad"/>
    </style:style>
    <style:style style:name="T54" style:family="text">
      <style:text-properties officeooo:rsid="04fd524c"/>
    </style:style>
    <style:style style:name="T55" style:family="text">
      <style:text-properties officeooo:rsid="00bd8a30"/>
    </style:style>
    <style:style style:name="T56" style:family="text">
      <style:text-properties fo:language="ru" fo:country="RU"/>
    </style:style>
    <style:style style:name="T57" style:family="text">
      <style:text-properties fo:language="ru" fo:country="RU" officeooo:rsid="010a77ea"/>
    </style:style>
    <style:style style:name="T58" style:family="text">
      <style:text-properties fo:language="ru" fo:country="RU" officeooo:rsid="050b0cf7"/>
    </style:style>
    <style:style style:name="T59" style:family="text">
      <style:text-properties fo:language="ru" fo:country="RU" officeooo:rsid="050ff05c"/>
    </style:style>
    <style:style style:name="T60" style:family="text">
      <style:text-properties fo:language="ru" fo:country="RU" officeooo:rsid="01135c31"/>
    </style:style>
    <style:style style:name="T61" style:family="text">
      <style:text-properties fo:language="ru" fo:country="RU" officeooo:rsid="012a3b86"/>
    </style:style>
    <style:style style:name="T62" style:family="text">
      <style:text-properties fo:language="ru" fo:country="RU" officeooo:rsid="0140b9fe"/>
    </style:style>
    <style:style style:name="T63" style:family="text">
      <style:text-properties officeooo:rsid="05033acb"/>
    </style:style>
    <style:style style:name="T64" style:family="text">
      <style:text-properties fo:font-size="18pt" fo:language="ru" fo:country="RU" style:text-underline-style="solid" style:text-underline-width="auto" style:text-underline-color="font-color" style:font-size-asian="18pt" style:font-size-complex="18pt"/>
    </style:style>
    <style:style style:name="T65" style:family="text">
      <style:text-properties fo:font-size="18pt" style:text-underline-style="solid" style:text-underline-width="auto" style:text-underline-color="font-color" style:font-size-asian="18pt" style:font-size-complex="18pt"/>
    </style:style>
    <style:style style:name="T66" style:family="text">
      <style:text-properties officeooo:rsid="010a77ea"/>
    </style:style>
    <style:style style:name="T67" style:family="text">
      <style:text-properties officeooo:rsid="050b0cf7"/>
    </style:style>
    <style:style style:name="T68" style:family="text">
      <style:text-properties officeooo:rsid="050ff05c"/>
    </style:style>
    <style:style style:name="T69" style:family="text">
      <style:text-properties officeooo:rsid="010ba5b8"/>
    </style:style>
    <style:style style:name="T70" style:family="text">
      <style:text-properties officeooo:rsid="010e819a"/>
    </style:style>
    <style:style style:name="T71" style:family="text">
      <style:text-properties style:font-name="Liberation Serif" fo:font-size="12pt" fo:language="ru" fo:country="RU" fo:font-weight="bold" officeooo:rsid="0118a783" style:font-name-asian="Noto Serif CJK SC" style:font-size-asian="12pt" style:font-weight-asian="bold" style:font-name-complex="Lohit Devanagari" style:font-size-complex="12pt" style:font-weight-complex="bold"/>
    </style:style>
    <style:style style:name="T72" style:family="text">
      <style:text-properties style:font-name="Liberation Serif" fo:font-size="12pt" fo:language="ru" fo:country="RU" fo:font-weight="bold" officeooo:rsid="0128e20d" style:font-name-asian="Noto Serif CJK SC" style:font-size-asian="12pt" style:font-weight-asian="bold" style:font-name-complex="Lohit Devanagari" style:font-size-complex="12pt" style:font-weight-complex="bold"/>
    </style:style>
    <style:style style:name="T73" style:family="text">
      <style:text-properties officeooo:rsid="011ce533"/>
    </style:style>
    <style:style style:name="T74" style:family="text">
      <style:text-properties officeooo:rsid="012b3714"/>
    </style:style>
    <style:style style:name="T75" style:family="text">
      <style:text-properties officeooo:rsid="012dc334"/>
    </style:style>
    <style:style style:name="T76" style:family="text">
      <style:text-properties officeooo:rsid="012f5b71"/>
    </style:style>
    <style:style style:name="T77" style:family="text">
      <style:text-properties officeooo:rsid="012fddf9"/>
    </style:style>
    <style:style style:name="T78" style:family="text">
      <style:text-properties officeooo:rsid="012ff3da"/>
    </style:style>
    <style:style style:name="T79" style:family="text">
      <style:text-properties officeooo:rsid="013d5e56"/>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ext:p text:style-name="P34"><text:span text:style-name="T1">Начинаем (</text:span>Getting Started<text:span text:style-name="T1">).</text:span></text:p>
      <text:p text:style-name="P33"/>
      <text:p text:style-name="P35"><text:span text:style-name="T1">У</text:span><text:span text:style-name="T2">становка (</text:span>Installation<text:span text:style-name="T2">)</text:span></text:p>
      <text:p text:style-name="P50"><text:a xlink:type="simple" xlink:href="https://laravel.com/docs/8.x/installation#installation" text:style-name="Internet_20_link" text:visited-style-name="Visited_20_Internet_20_Link"><text:span text:style-name="T4"/></text:a></text:p>
      <text:p text:style-name="P50"><text:span text:style-name="T5">Установка (</text:span><text:a xlink:type="simple" xlink:href="https://laravel.com/docs/8.x/installation#installation" text:style-name="Internet_20_link" text:visited-style-name="Visited_20_Internet_20_Link"><text:span text:style-name="T4">Installation</text:span></text:a><text:span text:style-name="T5">)</text:span><text:span text:style-name="T4"> </text:span></text:p>
      <text:list xml:id="list2593730939" text:style-name="L1">
        <text:list-item>
          <text:list>
            <text:list-item>
              <text:p text:style-name="P51"><text:span text:style-name="T2">Требования к серверу (</text:span><text:a xlink:type="simple" xlink:href="https://laravel.com/docs/8.x/installation#server-requirements" text:style-name="Internet_20_link" text:visited-style-name="Visited_20_Internet_20_Link">Server Requirements</text:a><text:span text:style-name="T2">)</text:span></text:p>
            </text:list-item>
            <text:list-item>
              <text:p text:style-name="P51"><text:span text:style-name="T2">Установка Ларавель (</text:span><text:a xlink:type="simple" xlink:href="https://laravel.com/docs/8.x/installation#installing-laravel" text:style-name="Internet_20_link" text:visited-style-name="Visited_20_Internet_20_Link">Installing Laravel</text:a><text:span text:style-name="T2">)</text:span> </text:p>
            </text:list-item>
            <text:list-item>
              <text:p text:style-name="P51"><text:span text:style-name="T2">Конфигурация (</text:span><text:a xlink:type="simple" xlink:href="https://laravel.com/docs/8.x/installation#configuration" text:style-name="Internet_20_link" text:visited-style-name="Visited_20_Internet_20_Link">Configuration</text:a><text:span text:style-name="T2">)</text:span> </text:p>
            </text:list-item>
          </text:list>
        </text:list-item>
        <text:list-item>
          <text:p text:style-name="P51"><text:span text:style-name="T2">Конфигурация веб-сервера (</text:span><text:a xlink:type="simple" xlink:href="https://laravel.com/docs/8.x/installation#web-server-configuration" text:style-name="Internet_20_link" text:visited-style-name="Visited_20_Internet_20_Link">Web Server Configuration</text:a><text:span text:style-name="T2">)</text:span></text:p>
          <text:list>
            <text:list-item>
              <text:p text:style-name="P51"><text:span text:style-name="T2">Конфигурация папок (</text:span><text:a xlink:type="simple" xlink:href="https://laravel.com/docs/8.x/installation#directory-configuration" text:style-name="Internet_20_link" text:visited-style-name="Visited_20_Internet_20_Link">Directory Configuration</text:a><text:span text:style-name="T2">)</text:span> </text:p>
            </text:list-item>
            <text:list-item>
              <text:p text:style-name="P39"><text:span text:style-name="T2">Красивые адреса (</text:span><text:a xlink:type="simple" xlink:href="https://laravel.com/docs/8.x/installation#pretty-urls" text:style-name="Internet_20_link" text:visited-style-name="Visited_20_Internet_20_Link">Pretty URLs</text:a><text:span text:style-name="T2">)</text:span></text:p>
            </text:list-item>
          </text:list>
        </text:list-item>
      </text:list>
      <text:p text:style-name="P40"/>
      <text:p text:style-name="P50"><text:span text:style-name="T42">Установка (</text:span><text:a xlink:type="simple" xlink:href="https://laravel.com/docs/8.x/installation#installation" text:style-name="Internet_20_link" text:visited-style-name="Visited_20_Internet_20_Link"><text:span text:style-name="T43">Installation</text:span></text:a><text:span text:style-name="T42">)</text:span><text:span text:style-name="T43"> </text:span></text:p>
      <text:p text:style-name="P43">требования к серверу.</text:p>
      <text:p text:style-name="P19">Фреймворк Laravel имеет несколько системных требований:<text:line-break/></text:p>
      <text:list xml:id="list3207788948" text:style-name="L6">
        <text:list-item>
          <text:p text:style-name="P54">PHP &gt;= 7.3 </text:p>
        </text:list-item>
        <text:list-item>
          <text:p text:style-name="P54">BCMath PHP Extension </text:p>
        </text:list-item>
        <text:list-item>
          <text:p text:style-name="P54">Ctype PHP Extension </text:p>
        </text:list-item>
        <text:list-item>
          <text:p text:style-name="P54">Fileinfo PHP Extension </text:p>
        </text:list-item>
        <text:list-item>
          <text:p text:style-name="P54">JSON PHP Extension </text:p>
        </text:list-item>
        <text:list-item>
          <text:p text:style-name="P54">Mbstring PHP Extension </text:p>
        </text:list-item>
        <text:list-item>
          <text:p text:style-name="P54">OpenSSL PHP Extension </text:p>
        </text:list-item>
        <text:list-item>
          <text:p text:style-name="P54">PDO PHP Extension </text:p>
        </text:list-item>
        <text:list-item>
          <text:p text:style-name="P54">Tokenizer PHP Extension </text:p>
        </text:list-item>
        <text:list-item>
          <text:p text:style-name="P52">XML PHP Extension</text:p>
        </text:list-item>
      </text:list>
      <text:p text:style-name="P53"/>
      <text:p text:style-name="P53"><text:span text:style-name="T48">Установка Ларавель (</text:span><text:a xlink:type="simple" xlink:href="https://laravel.com/docs/8.x/installation#installing-laravel" text:style-name="Internet_20_link" text:visited-style-name="Visited_20_Internet_20_Link"><text:span text:style-name="T47">Installing Laravel</text:span></text:a><text:span text:style-name="T48">)</text:span><text:span text:style-name="T47"> </text:span></text:p>
      <text:p text:style-name="P20">Laravel использует Composer <text:span text:style-name="T50">(https://getcomposer.org/) </text:span>для управления своими зависимостями. Итак, перед использованием Laravel убедитесь, что на вашем компьютере установлен Composer.</text:p>
      <text:p text:style-name="P20"/>
      <text:h text:style-name="P7" text:outline-level="4"><text:bookmark text:name="via-laravel-installer"/><text:span text:style-name="T51">Установка с использованием установщика ларавель</text:span><text:a xlink:type="simple" xlink:href="https://laravel.com/docs/8.x/installation#via-laravel-installer" text:style-name="Internet_20_link" text:visited-style-name="Visited_20_Internet_20_Link">Via Laravel Installer</text:a></text:h>
      <text:p text:style-name="P20">Сначала загрузите установщик Laravel с помощью Composer:</text:p>
      <text:p text:style-name="P12"><text:soft-page-break/><text:span text:style-name="Source_20_Text">composer global require laravel/installer</text:span></text:p>
      <text:p text:style-name="P37">Обязательно поместите общесистемный каталог bin поставщика Composer в ваш $ PATH, чтобы исполняемый файл laravel мог быть обнаружен вашей системой. Этот каталог существует в разных местах в зависимости от вашей операционной системы; однако некоторые общие местоположения включают:</text:p>
      <text:p text:style-name="P41">macOS: <text:span text:style-name="Source_20_Text">$HOME/.composer/vendor/bin</text:span> </text:p>
      <text:list xml:id="list3444925725" text:style-name="L7">
        <text:list-item>
          <text:p text:style-name="P55">Windows: <text:span text:style-name="Source_20_Text">%USERPROFILE%\AppData\Roaming\Composer\vendor\bin</text:span> </text:p>
        </text:list-item>
        <text:list-item>
          <text:p text:style-name="P47">GNU / Linux Distributions: <text:span text:style-name="Source_20_Text">$HOME/.config/composer/vendor/bin</text:span> or <text:span text:style-name="Source_20_Text">$HOME/.composer/vendor/bin</text:span> </text:p>
        </text:list-item>
      </text:list>
      <text:p text:style-name="P38"><text:span text:style-name="T15">Вы также можете найти глобальный путь установки </text:span>composer<text:span text:style-name="T15">, запустив composer global about и выполнив поиск с первой строки.</text:span></text:p>
      <text:p text:style-name="P38"/>
      <text:p text:style-name="P37">После установки команда laravel new создаст новую установку Laravel в указанном вами каталоге. Например, <text:span text:style-name="Source_20_Text"><text:span text:style-name="T6">laravel new blog</text:span></text:span><text:span text:style-name="T6"> </text:span>создаст каталог с именем blog, содержащий новую установку Laravel со всеми уже установленными зависимостями Laravel:<text:line-break/><text:line-break/><text:span text:style-name="Source_20_Text">laravel new blog</text:span></text:p>
      <text:p text:style-name="P27"/>
      <text:p text:style-name="P28"/>
      <text:h text:style-name="P9" text:outline-level="4"><text:bookmark text:name="via-composer-create-project"/><text:span text:style-name="T52">Установка с использованием Композера </text:span><text:a xlink:type="simple" xlink:href="https://laravel.com/docs/8.x/installation#via-composer-create-project" text:style-name="Internet_20_link" text:visited-style-name="Visited_20_Internet_20_Link">Via Composer Create-Project</text:a></text:h>
      <text:p text:style-name="P18">В качестве альтернативы вы также можете установить Laravel, введя команду Composer create-project в своем терминале:</text:p>
      <text:p text:style-name="P13"><text:span text:style-name="Source_20_Text">composer create-project --prefer-dist laravel/laravel blog</text:span></text:p>
      <text:p text:style-name="P18"/>
      <text:p text:style-name="P38"><text:span text:style-name="T16">Локальный сервер для разработки (</text:span><text:bookmark text:name="local-development-server"/><text:a xlink:type="simple" xlink:href="https://laravel.com/docs/8.x/installation#local-development-server" text:style-name="Internet_20_link" text:visited-style-name="Visited_20_Internet_20_Link">Local Development Server</text:a><text:span text:style-name="T16">)</text:span></text:p>
      <text:p text:style-name="P18">Если у вас установлен PHP локально и вы хотите использовать встроенный сервер разработки PHP для обслуживания своего приложения, вы можете использовать Artisan-команду serve. Эта команда запустит сервер разработки по адресу http: // localhost: 8000:</text:p>
      <text:p text:style-name="P13"><text:span text:style-name="Source_20_Text">php artisan serve</text:span></text:p>
      <text:p text:style-name="P21">Мое: я использую xampp — вот гайд для linux. Конкретное ubuntu: </text:p>
      <text:p text:style-name="P18"/>
      <text:p text:style-name="P38"><text:span text:style-name="T39">Конфигурация (</text:span><text:bookmark text:name="configuration"/><text:a xlink:type="simple" xlink:href="https://laravel.com/docs/8.x/installation#configuration" text:style-name="Internet_20_link" text:visited-style-name="Visited_20_Internet_20_Link"><text:span text:style-name="T40">Configuration</text:span></text:a><text:span text:style-name="T39">)</text:span></text:p>
      <text:p text:style-name="P38"><text:span text:style-name="T17">Публичная директория (</text:span><text:bookmark text:name="public-directory"/><text:a xlink:type="simple" xlink:href="https://laravel.com/docs/8.x/installation#public-directory" text:style-name="Internet_20_link" text:visited-style-name="Visited_20_Internet_20_Link">Public Directory</text:a><text:span text:style-name="T17">)</text:span></text:p>
      <text:p text:style-name="P18">После установки Laravel вы должны настроить <text:span text:style-name="T53">веб-сервер так, чтобы корневой каталог веб-сайта была «public» папка. </text:span>Index.php в этом каталоге служит фронт-контроллером для всех HTTP-запросов, поступающих в ваше приложение.</text:p>
      <text:p text:style-name="P18"><text:soft-page-break/></text:p>
      <text:p text:style-name="P22">Мое: я так понимаю другие папки должны быть не доступны?</text:p>
      <text:p text:style-name="P22"/>
      <text:p text:style-name="P38"><text:span text:style-name="T18">Файлы конфигурации (</text:span><text:bookmark text:name="configuration-files"/><text:a xlink:type="simple" xlink:href="https://laravel.com/docs/8.x/installation#configuration-files" text:style-name="Internet_20_link" text:visited-style-name="Visited_20_Internet_20_Link">Configuration Files</text:a><text:span text:style-name="T18">)</text:span></text:p>
      <text:p text:style-name="P18">Все файлы конфигурации для фреймворка Laravel хранятся в каталоге config. </text:p>
      <text:p text:style-name="P18"/>
      <text:p text:style-name="P38"><text:span text:style-name="T19">Права доступа к папкам (</text:span><text:bookmark text:name="directory-permissions"/><text:a xlink:type="simple" xlink:href="https://laravel.com/docs/8.x/installation#directory-permissions" text:style-name="Internet_20_link" text:visited-style-name="Visited_20_Internet_20_Link">Directory Permissions</text:a><text:span text:style-name="T19">)</text:span></text:p>
      <text:p text:style-name="P38"><text:span text:style-name="T20">После установки Laravel вам может потребоваться настроить некоторые разрешения. Каталоги в хранилище </text:span><text:span text:style-name="T21">(</text:span><text:span text:style-name="Source_20_Text">storage</text:span><text:span text:style-name="T21">) </text:span><text:span text:style-name="T20">и каталоги начальной загрузки / кеша <text:s/></text:span><text:span text:style-name="T21">(</text:span><text:span text:style-name="Source_20_Text"><text:span text:style-name="T21">bootstrap/cache</text:span></text:span><text:span text:style-name="T21">) </text:span><text:span text:style-name="T20">должны быть доступны для записи вашим веб-сервером, иначе Laravel не запустится. </text:span></text:p>
      <text:p text:style-name="P28"/>
      <text:p text:style-name="P38"><text:span text:style-name="T7">Ключ приложения (</text:span><text:bookmark text:name="application-key"/><text:a xlink:type="simple" xlink:href="https://laravel.com/docs/8.x/installation#application-key" text:style-name="Internet_20_link" text:visited-style-name="Visited_20_Internet_20_Link">Application Key</text:a><text:span text:style-name="T7">).</text:span></text:p>
      <text:p text:style-name="P37">Следующее, что вам нужно сделать после установки Laravel, - это установить для ключа приложения случайную строку. Если вы установили Laravel через Composer или установщик Laravel, этот ключ уже был установлен для вас с помощью команды php artisan key: generate.<text:line-break/><text:line-break/>Обычно эта строка должна состоять из 32 символов. Ключ можно задать в файле среды .env. Если вы не скопировали файл .env.example в новый файл с именем .env, вам следует сделать это сейчас. Если ключ приложения не установлен, ваши пользовательские сеансы и другие зашифрованные данные не будут в безопасности!</text:p>
      <text:p text:style-name="P28"/>
      <text:p text:style-name="P29">Мое: я думаю тут слово конфигурации лучше перевести как настройки — более подходит по смыслу.</text:p>
      <text:p text:style-name="P28"/>
      <text:p text:style-name="P30">Мое: кстаи думаю можно отойти от стандартной структуры статей laravel, потому что многое мне кажется лепым и не к месту. Так что думаю, когда буду второй раз читать — буду чистить. <text:span text:style-name="T54">Возможно пропадет как раздел вообще «Давайте начнем».</text:span></text:p>
      <text:p text:style-name="P28"/>
      <text:p text:style-name="P36">Конфигурация/настройка веб-сервера. </text:p>
      <text:p text:style-name="P38"><text:span text:style-name="T8">Настройка папок (</text:span><text:bookmark text:name="directory-configuration"/><text:a xlink:type="simple" xlink:href="https://laravel.com/docs/8.x/installation#directory-configuration" text:style-name="Internet_20_link" text:visited-style-name="Visited_20_Internet_20_Link">Directory Configuration</text:a><text:span text:style-name="T8">)</text:span></text:p>
      <text:p text:style-name="P18">Laravel всегда должен обслуживаться из корня «веб-каталога», настроенного для вашего веб-сервера. Вы не должны пытаться обслуживать приложение Laravel из подкаталога «веб-каталога». Попытка сделать это может открыть доступ к конфиденциальным файлам, присутствующим в вашем приложении.</text:p>
      <text:p text:style-name="P28"/>
      <text:p text:style-name="P38"><text:span text:style-name="T9">Красивые ссылки (</text:span><text:bookmark text:name="pretty-urls"/><text:a xlink:type="simple" xlink:href="https://laravel.com/docs/8.x/installation#pretty-urls" text:style-name="Internet_20_link" text:visited-style-name="Visited_20_Internet_20_Link">Pretty URLs</text:a><text:span text:style-name="T9">)</text:span></text:p>
      <text:h text:style-name="P11" text:outline-level="4"><text:bookmark text:name="apache"/><text:soft-page-break/><text:a xlink:type="simple" xlink:href="https://laravel.com/docs/8.x/installation#apache" text:style-name="Internet_20_link" text:visited-style-name="Visited_20_Internet_20_Link"><text:span text:style-name="T9">Apache</text:span></text:a></text:h>
      <text:p text:style-name="P38"><text:span text:style-name="T22">Laravel включает </text:span><text:span text:style-name="T23">public</text:span><text:span text:style-name="T22">/ .htaccess, который используется для предоставления URL-адресов без переднего контроллера index.php в пути. Перед обслуживанием Laravel с Apache обязательно включите модуль mod_rewrite, чтобы файл .htaccess был обработан сервером.<text:line-break/>Если файл .htaccess, поставляемый с Laravel, не работает с вашей установкой Apache, попробуйте следующий вариант:</text:span></text:p>
      <text:p text:style-name="P16"><text:span text:style-name="Source_20_Text">Options +FollowSymLinks -Indexes</text:span></text:p>
      <text:p text:style-name="P16"><text:span text:style-name="Source_20_Text">RewriteEngine On</text:span></text:p>
      <text:p text:style-name="P16"/>
      <text:p text:style-name="P16"><text:span text:style-name="Source_20_Text">RewriteCond %{HTTP:Authorization} .</text:span></text:p>
      <text:p text:style-name="P16"><text:span text:style-name="Source_20_Text">RewriteRule .* - [E=HTTP_AUTHORIZATION:%{HTTP:Authorization}]</text:span></text:p>
      <text:p text:style-name="P16"/>
      <text:p text:style-name="P16"><text:span text:style-name="Source_20_Text">RewriteCond %{REQUEST_FILENAME} !-d</text:span></text:p>
      <text:p text:style-name="P16"><text:span text:style-name="Source_20_Text">RewriteCond %{REQUEST_FILENAME} !-f</text:span></text:p>
      <text:p text:style-name="P17"><text:span text:style-name="Source_20_Text">RewriteRule ^ index.php [L]</text:span></text:p>
      <text:p text:style-name="P28"/>
      <text:h text:style-name="P9" text:outline-level="4"><text:bookmark text:name="nginx"/><text:a xlink:type="simple" xlink:href="https://laravel.com/docs/8.x/installation#nginx" text:style-name="Internet_20_link" text:visited-style-name="Visited_20_Internet_20_Link">Nginx</text:a></text:h>
      <text:p text:style-name="P18">Если вы используете Nginx, следующая директива в конфигурации вашего сайта будет направлять все запросы на фронт-контроллер index.php:<text:line-break/><text:span text:style-name="Source_20_Text">location / {</text:span></text:p>
      <text:p text:style-name="P16"><text:span text:style-name="Source_20_Text"><text:s text:c="4"/>try_files $uri $uri/ /index.php?$query_string;</text:span></text:p>
      <text:p text:style-name="P18"><text:span text:style-name="Source_20_Text">}</text:span><text:line-break/>При использовании Homestead или Valet красивые URL-адреса будут настроены автоматически.</text:p>
      <text:p text:style-name="P28"/>
      <text:p text:style-name="P31">Тут нужно почитать теорию apache и nginx иначе нихуя не ясно.</text:p>
      <text:p text:style-name="P28"/>
      <text:p text:style-name="P28"/>
      <text:p text:style-name="P28"/>
      <text:p text:style-name="P28"/>
      <text:p text:style-name="P28"/>
      <text:p text:style-name="P28"/>
      <text:p text:style-name="P28"/>
      <text:p text:style-name="P28"/>
      <text:h text:style-name="P1" text:outline-level="1">Configuration</text:h>
      <text:p text:style-name="P42"><text:span text:style-name="T55">Вступление </text:span><text:a xlink:type="simple" xlink:href="https://laravel.com/docs/8.x/configuration#introduction" text:style-name="Internet_20_link" text:visited-style-name="Visited_20_Internet_20_Link">Introduction</text:a> </text:p>
      <text:list xml:id="list339969023" text:style-name="L8">
        <text:list-item>
          <text:p text:style-name="P56"><text:span text:style-name="T55">Настройка среды </text:span><text:a xlink:type="simple" xlink:href="https://laravel.com/docs/8.x/configuration#environment-configuration" text:style-name="Internet_20_link" text:visited-style-name="Visited_20_Internet_20_Link">Environment Configuration</text:a> </text:p>
          <text:list>
            <text:list-item>
              <text:p text:style-name="P56"><text:span text:style-name="T55">Типы переменных среды </text:span><text:a xlink:type="simple" xlink:href="https://laravel.com/docs/8.x/configuration#environment-variable-types" text:style-name="Internet_20_link" text:visited-style-name="Visited_20_Internet_20_Link">Environment Variable Types</text:a> </text:p>
            </text:list-item>
            <text:list-item>
              <text:p text:style-name="P56"><text:soft-page-break/><text:span text:style-name="T56">Получение конфигурации среды </text:span><text:a xlink:type="simple" xlink:href="https://laravel.com/docs/8.x/configuration#retrieving-environment-configuration" text:style-name="Internet_20_link" text:visited-style-name="Visited_20_Internet_20_Link">Retrieving Environment Configuration</text:a> </text:p>
            </text:list-item>
            <text:list-item>
              <text:p text:style-name="P56"><text:span text:style-name="T56">Определение текущей среды </text:span><text:a xlink:type="simple" xlink:href="https://laravel.com/docs/8.x/configuration#determining-the-current-environment" text:style-name="Internet_20_link" text:visited-style-name="Visited_20_Internet_20_Link">Determining The Current Environment</text:a> </text:p>
            </text:list-item>
            <text:list-item>
              <text:p text:style-name="P56"><text:span text:style-name="T56">Скрытие переменных среды со страниц отладки </text:span><text:a xlink:type="simple" xlink:href="https://laravel.com/docs/8.x/configuration#hiding-environment-variables-from-debug" text:style-name="Internet_20_link" text:visited-style-name="Visited_20_Internet_20_Link">Hiding Environment Variables From Debug Pages</text:a> </text:p>
            </text:list-item>
          </text:list>
        </text:list-item>
        <text:list-item>
          <text:p text:style-name="P56"><text:span text:style-name="T56">Доступ к значениям конфигурации </text:span><text:a xlink:type="simple" xlink:href="https://laravel.com/docs/8.x/configuration#accessing-configuration-values" text:style-name="Internet_20_link" text:visited-style-name="Visited_20_Internet_20_Link">Accessing Configuration Values</text:a> </text:p>
        </text:list-item>
        <text:list-item>
          <text:p text:style-name="P56"><text:span text:style-name="T56">Кэширование конфигурации </text:span><text:a xlink:type="simple" xlink:href="https://laravel.com/docs/8.x/configuration#configuration-caching" text:style-name="Internet_20_link" text:visited-style-name="Visited_20_Internet_20_Link">Configuration Caching</text:a> </text:p>
        </text:list-item>
        <text:list-item>
          <text:p text:style-name="P48"><text:span text:style-name="T56">Режим обслуживания </text:span><text:a xlink:type="simple" xlink:href="https://laravel.com/docs/8.x/configuration#maintenance-mode" text:style-name="Internet_20_link" text:visited-style-name="Visited_20_Internet_20_Link">Maintenance Mode</text:a> </text:p>
        </text:list-item>
      </text:list>
      <text:p text:style-name="P42"/>
      <text:p text:style-name="P42"><text:span text:style-name="T44">Вступление </text:span><text:a xlink:type="simple" xlink:href="https://laravel.com/docs/8.x/configuration#introduction" text:style-name="Internet_20_link" text:visited-style-name="Visited_20_Internet_20_Link"><text:span text:style-name="T41">Introduction</text:span></text:a><text:span text:style-name="T41"> </text:span></text:p>
      <text:p text:style-name="P18">Все файлы конфигурации для фреймворка Laravel хранятся в каталоге config. </text:p>
      <text:p text:style-name="P23"/>
      <text:p text:style-name="P28"><text:span text:style-name="T46">Настройка среды </text:span><text:a xlink:type="simple" xlink:href="https://laravel.com/docs/8.x/configuration#environment-configuration" text:style-name="Internet_20_link" text:visited-style-name="Visited_20_Internet_20_Link"><text:span text:style-name="T41">Environment Configuration</text:span></text:a><text:span text:style-name="T45"> </text:span></text:p>
      <text:p text:style-name="P18">Часто бывает полезно иметь разные значения конфигурации в зависимости от среды, в которой выполняется приложение. Например, вы можете захотеть использовать локально другой драйвер кеша, чем на рабочем сервере.<text:line-break/>Laravel использует библиотеку <text:s/><text:a xlink:type="simple" xlink:href="https://github.com/vlucas/phpdotenv" text:style-name="Internet_20_link" text:visited-style-name="Visited_20_Internet_20_Link">DotEnv</text:a> PHP. В новой установке Laravel корневой каталог вашего приложения будет содержать файл .env.example. Если вы устанавливаете Laravel через Composer, этот файл будет автоматически скопирован в .env. В противном случае вам следует скопировать файл вручную.<text:line-break/>Ваш файл .env не должен быть привязан к системе контроля версий вашего приложения, поскольку каждому разработчику / серверу, использующему ваше приложение, может потребоваться другая конфигурация среды. Более того, это будет угрозой безопасности в случае, если злоумышленник получит доступ к вашему репозиторию системы управления версиями, поскольку любые конфиденциальные учетные данные будут раскрыты. <text:span text:style-name="T63">В</text:span>ы можете продолжить включение файла .env.example в свое приложение. Помещая значения заполнителей в пример файла конфигурации, другие разработчики в вашей команде могут четко видеть, какие переменные среды необходимы для запуска вашего приложения. Вы также можете создать файл .env.testing. Этот файл заменит файл .env при запуске тестов PHPUnit или выполнении команд Artisan с параметром --env = testing.<text:line-break/>Любая переменная в вашем .env-файле может быть переопределена <text:soft-page-break/>внешними переменными среды, такими как переменные среды на уровне сервера или системы.</text:p>
      <text:p text:style-name="P18">Если вам нужно определить переменную среды со значением, содержащим пробелы, вы можете сделать это, заключив значение в двойные кавычки.<text:line-break/>APP_NAME = "Мое приложение"</text:p>
      <text:p text:style-name="P18"/>
      <text:h text:style-name="P6" text:outline-level="3"><text:bookmark text:name="retrieving-environment-configuration"/><text:span text:style-name="T47">Получение конфигурации среды </text:span><text:span text:style-name="T49">(</text:span><text:a xlink:type="simple" xlink:href="https://laravel.com/docs/8.x/configuration#retrieving-environment-configuration" text:style-name="Internet_20_link" text:visited-style-name="Visited_20_Internet_20_Link"><text:span text:style-name="T47">Retrieving Environment Configuration</text:span></text:a><text:span text:style-name="T49">).</text:span></text:h>
      <text:p text:style-name="P50"><text:span text:style-name="T24">Все переменные, перечисленные в этом файле, будут загружены в суперглобал PHP $ _ENV, когда ваше приложение получит запрос. Однако вы можете использовать помощник env для получения значений из этих переменных в ваших файлах конфигурации. Фактически, если вы просмотрите файлы конфигурации Laravel, вы заметите несколько опций, уже использующих этот помощник:<text:line-break/></text:span><text:span text:style-name="Source_20_Text">'debug' =&gt; env('APP_DEBUG', false),</text:span><text:span text:style-name="T24"><text:line-break/>Второе значение, переданное функции env, - это «значение по умолчанию». Это значение будет использоваться, если для данного ключа не существует переменной среды.</text:span></text:p>
      <text:p text:style-name="P44"/>
      <text:p text:style-name="P50"><text:span text:style-name="T64">Определение текущей среды </text:span><text:a xlink:type="simple" xlink:href="https://laravel.com/docs/8.x/configuration#determining-the-current-environment" text:style-name="Internet_20_link" text:visited-style-name="Visited_20_Internet_20_Link"><text:span text:style-name="T65">Determining The Current Environment</text:span></text:a><text:span text:style-name="T65"> </text:span></text:p>
      <text:p text:style-name="P50"><text:span text:style-name="T14">Текущая среда приложения определяется с помощью переменной APP_ENV из вашего файла .env. Вы можете получить доступ к этому значению с помощью метода </text:span><text:span text:style-name="Source_20_Text"><text:span text:style-name="T14">environment</text:span></text:span><text:span text:style-name="T14"> на фасаде </text:span><text:span text:style-name="Source_20_Text"><text:span text:style-name="T25">App</text:span></text:span><text:span text:style-name="T14">:</text:span></text:p>
      <text:p text:style-name="P16"><text:span text:style-name="Source_20_Text"><text:span text:style-name="T3">$environment = App::environment();</text:span></text:span></text:p>
      <text:p text:style-name="P45">Вы также можете передать аргументы методу среды, чтобы проверить, соответствует ли среда заданному значению. Метод вернет истину, если среда соответствует любому из заданных значений:</text:p>
      <text:p text:style-name="P15"><text:span text:style-name="Source_20_Text"><text:span text:style-name="T3">if (App::environment('local')) {</text:span></text:span></text:p>
      <text:p text:style-name="P16"><text:span text:style-name="Source_20_Text"><text:s text:c="4"/>// The environment is local</text:span></text:p>
      <text:p text:style-name="P16"><text:span text:style-name="Source_20_Text">}</text:span></text:p>
      <text:p text:style-name="P16"/>
      <text:p text:style-name="P16"><text:span text:style-name="Source_20_Text">if (App::environment(['local', 'staging'])) {</text:span></text:p>
      <text:p text:style-name="P16"><text:span text:style-name="Source_20_Text"><text:s text:c="4"/>// The environment is either local OR staging...</text:span></text:p>
      <text:p text:style-name="P17"><text:span text:style-name="Source_20_Text">}</text:span></text:p>
      <text:p text:style-name="P26"><text:soft-page-break/></text:p>
      <text:p text:style-name="P50"><text:span text:style-name="T64">Скрытие переменных среды со страниц отладки </text:span><text:a xlink:type="simple" xlink:href="https://laravel.com/docs/8.x/configuration#hiding-environment-variables-from-debug" text:style-name="Internet_20_link" text:visited-style-name="Visited_20_Internet_20_Link"><text:span text:style-name="T65">Hiding Environment Variables From Debug Pages</text:span></text:a><text:span text:style-name="T65"> </text:span></text:p>
      <text:p text:style-name="P45">Когда исключение не перехвачено и переменная среды APP_DEBUG имеет значение true, на странице отладки будут показаны все переменные среды и их содержимое. В некоторых случаях вы можете захотеть скрыть определенные переменные. Вы можете сделать это, обновив параметр debug_hide в файле конфигурации config / app.php.<text:line-break/><text:line-break/>Некоторые переменные доступны как в переменных среды, так и в данных сервера/запроса. Следовательно, вам может потребоваться скрыть их как для $ _ENV, так и для $ _SERVER:</text:p>
      <text:p text:style-name="P16"><text:span text:style-name="Source_20_Text"><text:span text:style-name="T26">return [</text:span></text:span></text:p>
      <text:p text:style-name="P16"/>
      <text:p text:style-name="P16"><text:span text:style-name="Source_20_Text"><text:s text:c="4"/>// ...</text:span></text:p>
      <text:p text:style-name="P16"/>
      <text:p text:style-name="P16"><text:span text:style-name="Source_20_Text"><text:s text:c="4"/>'debug_hide' =&gt; [</text:span></text:p>
      <text:p text:style-name="P16"><text:span text:style-name="Source_20_Text"><text:s text:c="8"/>'_ENV' =&gt; [</text:span></text:p>
      <text:p text:style-name="P16"><text:span text:style-name="Source_20_Text"><text:s text:c="12"/>'APP_KEY',</text:span></text:p>
      <text:p text:style-name="P16"><text:span text:style-name="Source_20_Text"><text:s text:c="12"/>'DB_PASSWORD',</text:span></text:p>
      <text:p text:style-name="P16"><text:span text:style-name="Source_20_Text"><text:s text:c="8"/>],</text:span></text:p>
      <text:p text:style-name="P16"/>
      <text:p text:style-name="P16"><text:span text:style-name="Source_20_Text"><text:s text:c="8"/>'_SERVER' =&gt; [</text:span></text:p>
      <text:p text:style-name="P16"><text:span text:style-name="Source_20_Text"><text:s text:c="12"/>'APP_KEY',</text:span></text:p>
      <text:p text:style-name="P16"><text:span text:style-name="Source_20_Text"><text:s text:c="12"/>'DB_PASSWORD',</text:span></text:p>
      <text:p text:style-name="P16"><text:span text:style-name="Source_20_Text"><text:s text:c="8"/>],</text:span></text:p>
      <text:p text:style-name="P16"/>
      <text:p text:style-name="P16"><text:span text:style-name="Source_20_Text"><text:s text:c="8"/>'_POST' =&gt; [</text:span></text:p>
      <text:p text:style-name="P16"><text:span text:style-name="Source_20_Text"><text:s text:c="12"/>'password',</text:span></text:p>
      <text:p text:style-name="P16"><text:span text:style-name="Source_20_Text"><text:s text:c="8"/>],</text:span></text:p>
      <text:p text:style-name="P16"><text:span text:style-name="Source_20_Text"><text:s text:c="4"/>],</text:span></text:p>
      <text:p text:style-name="P17"><text:span text:style-name="Source_20_Text">];</text:span></text:p>
      <text:p text:style-name="P45"/>
      <text:p text:style-name="P50"><text:span text:style-name="T45">Доступ к значениям конфигурации </text:span><text:a xlink:type="simple" xlink:href="https://laravel.com/docs/8.x/configuration#accessing-configuration-values" text:style-name="Internet_20_link" text:visited-style-name="Visited_20_Internet_20_Link"><text:span text:style-name="T41">Accessing Configuration Values</text:span></text:a><text:span text:style-name="T41"> </text:span></text:p>
      <text:p text:style-name="P50"><text:span text:style-name="T14">Вы можете легко получить доступ к своим значениям конфигурации с помощью глобальной вспомогательной функции </text:span><text:span text:style-name="T27">config</text:span><text:span text:style-name="T14"> из любого места вашего приложения. Доступ к значениям конфигурации можно получить с помощью синтаксиса «точка», который включает имя файла и параметр, к которому вы хотите получить доступ. Также </text:span><text:soft-page-break/><text:span text:style-name="T14">может быть указано значение по умолчанию, которое будет возвращено, если параметр конфигурации не существует:</text:span></text:p>
      <text:p text:style-name="P15"><text:span text:style-name="Source_20_Text"><text:span text:style-name="T3">$value = config('app.timezone');</text:span></text:span></text:p>
      <text:p text:style-name="P16"/>
      <text:p text:style-name="P16"><text:span text:style-name="Source_20_Text">// Retrieve a default value if the configuration value does not exist...</text:span></text:p>
      <text:p text:style-name="P17"><text:span text:style-name="Source_20_Text">$value = config('app.timezone', 'Asia/Seoul');</text:span></text:p>
      <text:p text:style-name="P50"><text:span text:style-name="T14">Чтобы установить значения конфигурации во время выполнения, передайте массив </text:span><text:span text:style-name="Source_20_Text"><text:span text:style-name="T3">config </text:span></text:span><text:span text:style-name="T14">помощнику:</text:span></text:p>
      <text:p text:style-name="P16"><text:span text:style-name="Source_20_Text"><text:span text:style-name="T14">config(['app.timezone' =&gt; 'America/Chicago']);</text:span></text:span></text:p>
      <text:p text:style-name="P45"/>
      <text:p text:style-name="P50"><text:span text:style-name="T45">Кэширование конфигурации </text:span><text:a xlink:type="simple" xlink:href="https://laravel.com/docs/8.x/configuration#configuration-caching" text:style-name="Internet_20_link" text:visited-style-name="Visited_20_Internet_20_Link"><text:span text:style-name="T41">Configuration Caching</text:span></text:a><text:span text:style-name="T41"> </text:span></text:p>
      <text:p text:style-name="P50"><text:span text:style-name="T14">Чтобы повысить скорость своего приложения, вы должны кэшировать все файлы конфигурации в один файл с помощью Artisan-команды config: cache. Это объединит все параметры конфигурации вашего приложения в один файл, который будет быстро загружен фреймворком.<text:line-break/>Команду не следует запускать во время локальной разработки, поскольку параметры конфигурации часто нужно будет изменять в ходе разработки вашего приложения. Обычно вам следует запускать команду php artisan config: cache как часть процедуры развертывания </text:span><text:span text:style-name="T28">(production deployment) </text:span><text:span text:style-name="T14">в производственной среде. <text:line-break/></text:span></text:p>
      <text:p text:style-name="P50"><text:span text:style-name="T45">Режим обслуживания </text:span><text:a xlink:type="simple" xlink:href="https://laravel.com/docs/8.x/configuration#maintenance-mode" text:style-name="Internet_20_link" text:visited-style-name="Visited_20_Internet_20_Link"><text:span text:style-name="T41">Maintenance Mode</text:span></text:a><text:span text:style-name="T41"> </text:span></text:p>
      <text:p text:style-name="P37">Когда ваше приложение находится в режиме обслуживания (<text:span text:style-name="Emphasis">maintenance mode</text:span>), специальный шаблон будет отображаться для всех запросов в вашем приложении. Это позволяет легко «отключать» приложение во время его обновления или при обслуживании. Проверка режима обслуживания включена в стандартный набор посредников для вашего приложения. Когда приложение находится в режиме обслуживания, будет вызвано исключение <text:span text:style-name="User_20_Entry">MaintenanceModeException</text:span> с кодом состояния 503<text:line-break/><text:line-break/>Чтобы включить режим обслуживания, выполните Artisan-команду down:</text:p>
      <text:p text:style-name="P14"><text:span text:style-name="Source_20_Text">php artisan down</text:span></text:p>
      <text:p text:style-name="P18">Вы также можете указать опцию retry для команды down, которая будет установлена как значение HTTP-заголовка Retry-After:</text:p>
      <text:p text:style-name="P14"><text:span text:style-name="Source_20_Text">php artisan down —retry=60</text:span></text:p>
      <text:p text:style-name="P14"/>
      <text:h text:style-name="P9" text:outline-level="4"><text:bookmark text:name="bypassing-maintenance-mode"/><text:soft-page-break/><text:span text:style-name="T56">Обход режима обслуживания </text:span><text:span text:style-name="T57">(</text:span><text:a xlink:type="simple" xlink:href="https://laravel.com/docs/8.x/configuration#bypassing-maintenance-mode" text:style-name="Internet_20_link" text:visited-style-name="Visited_20_Internet_20_Link">Bypassing Maintenance Mode</text:a><text:span text:style-name="T66">)</text:span></text:h>
      <text:p text:style-name="P38"><text:span text:style-name="T24">Даже находясь в режиме обслуживания, вы можете использовать </text:span><text:span text:style-name="Source_20_Text">secret</text:span><text:span text:style-name="T24"> опцию, чтобы указать токен обхода режима обслуживания:<text:line-break/><text:line-break/>php artisan down --secret = "1630542a-246b-4b66-afa1-dd72a4c43515"<text:line-break/><text:line-break/>После перевода приложения в режим обслуживания вы можете перейти к URL-адресу приложения, соответствующему этому токену, и Laravel выдаст вашему браузеру файл cookie обхода режима обслуживания:<text:line-break/><text:line-break/>https://example.com/1630542a-246b-4b66-afa1-dd72a4c43515<text:line-break/><text:line-break/>При доступе к этому скрытому маршруту вы будете перенаправлены на / route приложения. Как только cookie будет отправлен вашему браузеру, вы сможете просматривать приложение в обычном режиме, как если бы оно не находилось в режиме обслуживания.</text:span></text:p>
      <text:p text:style-name="P28"/>
      <text:h text:style-name="P9" text:outline-level="4"><text:bookmark text:name="pre-rendering-the-maintenance-mode-view"/><text:span text:style-name="T56">Предварительная визуализация представления режима обслуживания </text:span><text:span text:style-name="T58">(</text:span><text:a xlink:type="simple" xlink:href="https://laravel.com/docs/8.x/configuration#pre-rendering-the-maintenance-mode-view" text:style-name="Internet_20_link" text:visited-style-name="Visited_20_Internet_20_Link">Pre-Rendering The Maintenance Mode View</text:a><text:span text:style-name="T67">)</text:span></text:h>
      <text:p text:style-name="P50"><text:span text:style-name="T24">Если вы используете команду php artisan down во время развертывания, ваши пользователи могут иногда сталкиваться с ошибками, если они обращаются к приложению во время обновления ваших зависимостей Composer или других компонентов инфраструктуры. Это происходит потому, что значительная часть инфраструктуры Laravel должна загружаться, чтобы определить, находится ли ваше приложение в режиме обслуживания, и отобразить представление режима обслуживания с использованием механизма шаблонов.<text:line-break/><text:line-break/>По этой причине Laravel позволяет предварительно отобразить представление режима обслуживания, которое будет возвращено в самом начале цикла запроса. Это представление отображается перед загрузкой любой из зависимостей вашего приложения. Вы можете выполнить предварительный рендеринг шаблона по вашему выбору, используя опцию </text:span><text:span text:style-name="Source_20_Text">render</text:span><text:span text:style-name="T24"> команды down:<text:line-break/></text:span><text:soft-page-break/><text:span text:style-name="T24"><text:line-break/>php artisan down --render = "errors :: 503"</text:span></text:p>
      <text:p text:style-name="P44"/>
      <text:p text:style-name="P38"><text:span text:style-name="T24">Перенаправление запросов режима обслуживания </text:span><text:span text:style-name="T29">(</text:span><text:bookmark text:name="redirecting-maintenance-mode-requests"/><text:a xlink:type="simple" xlink:href="https://laravel.com/docs/8.x/configuration#redirecting-maintenance-mode-requests" text:style-name="Internet_20_link" text:visited-style-name="Visited_20_Internet_20_Link">Redirecting Maintenance Mode Requests</text:a><text:span text:style-name="T29">)</text:span></text:p>
      <text:p text:style-name="P38"><text:span text:style-name="T24">В режиме обслуживания Laravel будет отображать представление режима обслуживания для всех URL-адресов приложений, к которым пользователь пытается получить доступ. Если хотите, вы можете указать Laravel перенаправлять все запросы на определенный URL. Это можно сделать с помощью опции </text:span><text:span text:style-name="Source_20_Text">redirect</text:span><text:span text:style-name="T24">. Например, вы можете перенаправить все запросы на / URI:<text:line-break/><text:line-break/>php artisan down --redirect = /</text:span></text:p>
      <text:p text:style-name="P28"/>
      <text:h text:style-name="P9" text:outline-level="4"><text:bookmark text:name="disabling-maintenance-mode"/><text:span text:style-name="T56">Отключение режима обслуживания </text:span><text:span text:style-name="T59">(</text:span><text:a xlink:type="simple" xlink:href="https://laravel.com/docs/8.x/configuration#disabling-maintenance-mode" text:style-name="Internet_20_link" text:visited-style-name="Visited_20_Internet_20_Link">Disabling Maintenance Mode</text:a><text:span text:style-name="T68">)</text:span></text:h>
      <text:p text:style-name="P50"><text:span text:style-name="T24">Чтобы отключить режим обслуживания, используйте команду </text:span><text:span text:style-name="Source_20_Text">up</text:span><text:span text:style-name="T24">:</text:span></text:p>
      <text:p text:style-name="P14"><text:span text:style-name="Source_20_Text">php artisan up</text:span></text:p>
      <text:p text:style-name="P28"/>
      <text:p text:style-name="P18">Вы можете настроить шаблон режима обслуживания по умолчанию, определив свой собственный шаблон в resources / views / errors / 503.blade.php.</text:p>
      <text:p text:style-name="P28"/>
      <text:p text:style-name="P38"><text:span text:style-name="T24">Режим обслуживания и очереди </text:span><text:span text:style-name="T30">(</text:span><text:bookmark text:name="maintenance-mode-queues"/><text:a xlink:type="simple" xlink:href="https://laravel.com/docs/8.x/configuration#maintenance-mode-queues" text:style-name="Internet_20_link" text:visited-style-name="Visited_20_Internet_20_Link">Maintenance Mode &amp; Queues</text:a><text:span text:style-name="T30">)</text:span><text:span text:style-name="T24"><text:line-break/>Пока ваше приложение находится в режиме обслуживания, задания в очереди не обрабатываются. Задания продолжат обрабатываться в обычном режиме после выхода приложения из режима обслуживания.<text:line-break/><text:line-break/>Альтернативы режиму обслуживания </text:span><text:span text:style-name="T30">(</text:span><text:bookmark text:name="alternatives-to-maintenance-mode"/><text:a xlink:type="simple" xlink:href="https://laravel.com/docs/8.x/configuration#alternatives-to-maintenance-mode" text:style-name="Internet_20_link" text:visited-style-name="Visited_20_Internet_20_Link">Alternatives To Maintenance Mode</text:a><text:span text:style-name="T30">)</text:span><text:span text:style-name="T24"><text:line-break/>Поскольку режим обслуживания требует, чтобы ваше приложение простояло несколько секунд, рассмотрите альтернативы, такие как Envoyer, для выполнения развертывания с нулевым временем простоя с помощью Laravel.</text:span></text:p>
      <text:p text:style-name="P28"/>
      <text:p text:style-name="P32">Мое: вот я не уверен что эти статьи должны быть тут. Это же начало а тут говорят я так понял как ввести приложение в режим ожидания когда оно развернута на сервере\, но нам нужно что-то изменить. А не рано блядь? Или я что-то не понимаю.</text:p>
      <text:p text:style-name="P32"><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P2" text:outline-level="1"><text:span text:style-name="T69">(Структура директорий) </text:span>Directory Structure</text:h>
      <text:list xml:id="list2577342493" text:style-name="L9">
        <text:list-item>
          <text:p text:style-name="P57"><text:span text:style-name="T69">(Корневой каталог) </text:span><text:a xlink:type="simple" xlink:href="https://laravel.com/docs/8.x/structure#the-root-directory" text:style-name="Internet_20_link" text:visited-style-name="Visited_20_Internet_20_Link">The Root Directory</text:a> </text:p>
          <text:list>
            <text:list-item>
              <text:p text:style-name="P57"><text:a xlink:type="simple" xlink:href="https://laravel.com/docs/8.x/structure#the-root-app-directory" text:style-name="Internet_20_link" text:visited-style-name="Visited_20_Internet_20_Link">The </text:a><text:a xlink:type="simple" xlink:href="https://laravel.com/docs/8.x/structure#the-root-app-directory" text:style-name="Internet_20_link" text:visited-style-name="Visited_20_Internet_20_Link"><text:span text:style-name="Source_20_Text">app</text:span></text:a><text:a xlink:type="simple" xlink:href="https://laravel.com/docs/8.x/structure#the-root-app-directory" text:style-name="Internet_20_link" text:visited-style-name="Visited_20_Internet_20_Link"> Directory</text:a> </text:p>
            </text:list-item>
            <text:list-item>
              <text:p text:style-name="P57"><text:a xlink:type="simple" xlink:href="https://laravel.com/docs/8.x/structure#the-bootstrap-directory" text:style-name="Internet_20_link" text:visited-style-name="Visited_20_Internet_20_Link">The </text:a><text:a xlink:type="simple" xlink:href="https://laravel.com/docs/8.x/structure#the-bootstrap-directory" text:style-name="Internet_20_link" text:visited-style-name="Visited_20_Internet_20_Link"><text:span text:style-name="Source_20_Text">bootstrap</text:span></text:a><text:a xlink:type="simple" xlink:href="https://laravel.com/docs/8.x/structure#the-bootstrap-directory" text:style-name="Internet_20_link" text:visited-style-name="Visited_20_Internet_20_Link"> Directory</text:a> </text:p>
            </text:list-item>
            <text:list-item>
              <text:p text:style-name="P57"><text:a xlink:type="simple" xlink:href="https://laravel.com/docs/8.x/structure#the-config-directory" text:style-name="Internet_20_link" text:visited-style-name="Visited_20_Internet_20_Link">The </text:a><text:a xlink:type="simple" xlink:href="https://laravel.com/docs/8.x/structure#the-config-directory" text:style-name="Internet_20_link" text:visited-style-name="Visited_20_Internet_20_Link"><text:span text:style-name="Source_20_Text">config</text:span></text:a><text:a xlink:type="simple" xlink:href="https://laravel.com/docs/8.x/structure#the-config-directory" text:style-name="Internet_20_link" text:visited-style-name="Visited_20_Internet_20_Link"> Directory</text:a> </text:p>
            </text:list-item>
            <text:list-item>
              <text:p text:style-name="P57"><text:a xlink:type="simple" xlink:href="https://laravel.com/docs/8.x/structure#the-database-directory" text:style-name="Internet_20_link" text:visited-style-name="Visited_20_Internet_20_Link">The </text:a><text:a xlink:type="simple" xlink:href="https://laravel.com/docs/8.x/structure#the-database-directory" text:style-name="Internet_20_link" text:visited-style-name="Visited_20_Internet_20_Link"><text:span text:style-name="Source_20_Text">database</text:span></text:a><text:a xlink:type="simple" xlink:href="https://laravel.com/docs/8.x/structure#the-database-directory" text:style-name="Internet_20_link" text:visited-style-name="Visited_20_Internet_20_Link"> Directory</text:a> </text:p>
            </text:list-item>
            <text:list-item>
              <text:p text:style-name="P57"><text:a xlink:type="simple" xlink:href="https://laravel.com/docs/8.x/structure#the-public-directory" text:style-name="Internet_20_link" text:visited-style-name="Visited_20_Internet_20_Link">The </text:a><text:a xlink:type="simple" xlink:href="https://laravel.com/docs/8.x/structure#the-public-directory" text:style-name="Internet_20_link" text:visited-style-name="Visited_20_Internet_20_Link"><text:span text:style-name="Source_20_Text">public</text:span></text:a><text:a xlink:type="simple" xlink:href="https://laravel.com/docs/8.x/structure#the-public-directory" text:style-name="Internet_20_link" text:visited-style-name="Visited_20_Internet_20_Link"> Directory</text:a> </text:p>
            </text:list-item>
            <text:list-item>
              <text:p text:style-name="P57"><text:a xlink:type="simple" xlink:href="https://laravel.com/docs/8.x/structure#the-resources-directory" text:style-name="Internet_20_link" text:visited-style-name="Visited_20_Internet_20_Link">The </text:a><text:a xlink:type="simple" xlink:href="https://laravel.com/docs/8.x/structure#the-resources-directory" text:style-name="Internet_20_link" text:visited-style-name="Visited_20_Internet_20_Link"><text:span text:style-name="Source_20_Text">resources</text:span></text:a><text:a xlink:type="simple" xlink:href="https://laravel.com/docs/8.x/structure#the-resources-directory" text:style-name="Internet_20_link" text:visited-style-name="Visited_20_Internet_20_Link"> Directory</text:a> </text:p>
            </text:list-item>
            <text:list-item>
              <text:p text:style-name="P57"><text:a xlink:type="simple" xlink:href="https://laravel.com/docs/8.x/structure#the-routes-directory" text:style-name="Internet_20_link" text:visited-style-name="Visited_20_Internet_20_Link">The </text:a><text:a xlink:type="simple" xlink:href="https://laravel.com/docs/8.x/structure#the-routes-directory" text:style-name="Internet_20_link" text:visited-style-name="Visited_20_Internet_20_Link"><text:span text:style-name="Source_20_Text">routes</text:span></text:a><text:a xlink:type="simple" xlink:href="https://laravel.com/docs/8.x/structure#the-routes-directory" text:style-name="Internet_20_link" text:visited-style-name="Visited_20_Internet_20_Link"> Directory</text:a> </text:p>
            </text:list-item>
            <text:list-item>
              <text:p text:style-name="P57"><text:a xlink:type="simple" xlink:href="https://laravel.com/docs/8.x/structure#the-storage-directory" text:style-name="Internet_20_link" text:visited-style-name="Visited_20_Internet_20_Link">The </text:a><text:a xlink:type="simple" xlink:href="https://laravel.com/docs/8.x/structure#the-storage-directory" text:style-name="Internet_20_link" text:visited-style-name="Visited_20_Internet_20_Link"><text:span text:style-name="Source_20_Text">storage</text:span></text:a><text:a xlink:type="simple" xlink:href="https://laravel.com/docs/8.x/structure#the-storage-directory" text:style-name="Internet_20_link" text:visited-style-name="Visited_20_Internet_20_Link"> Directory</text:a> </text:p>
            </text:list-item>
            <text:list-item>
              <text:p text:style-name="P57"><text:a xlink:type="simple" xlink:href="https://laravel.com/docs/8.x/structure#the-tests-directory" text:style-name="Internet_20_link" text:visited-style-name="Visited_20_Internet_20_Link">The </text:a><text:a xlink:type="simple" xlink:href="https://laravel.com/docs/8.x/structure#the-tests-directory" text:style-name="Internet_20_link" text:visited-style-name="Visited_20_Internet_20_Link"><text:span text:style-name="Source_20_Text">tests</text:span></text:a><text:a xlink:type="simple" xlink:href="https://laravel.com/docs/8.x/structure#the-tests-directory" text:style-name="Internet_20_link" text:visited-style-name="Visited_20_Internet_20_Link"> Directory</text:a> </text:p>
            </text:list-item>
            <text:list-item>
              <text:p text:style-name="P57"><text:a xlink:type="simple" xlink:href="https://laravel.com/docs/8.x/structure#the-vendor-directory" text:style-name="Internet_20_link" text:visited-style-name="Visited_20_Internet_20_Link">The </text:a><text:a xlink:type="simple" xlink:href="https://laravel.com/docs/8.x/structure#the-vendor-directory" text:style-name="Internet_20_link" text:visited-style-name="Visited_20_Internet_20_Link"><text:span text:style-name="Source_20_Text">vendor</text:span></text:a><text:a xlink:type="simple" xlink:href="https://laravel.com/docs/8.x/structure#the-vendor-directory" text:style-name="Internet_20_link" text:visited-style-name="Visited_20_Internet_20_Link"> Directory</text:a> </text:p>
            </text:list-item>
          </text:list>
        </text:list-item>
        <text:list-item>
          <text:p text:style-name="P57"><text:soft-page-break/><text:span text:style-name="T69">(Папка приложения) </text:span><text:a xlink:type="simple" xlink:href="https://laravel.com/docs/8.x/structure#the-app-directory" text:style-name="Internet_20_link" text:visited-style-name="Visited_20_Internet_20_Link">The App Directory</text:a> </text:p>
          <text:list>
            <text:list-item>
              <text:p text:style-name="P57"><text:a xlink:type="simple" xlink:href="https://laravel.com/docs/8.x/structure#the-broadcasting-directory" text:style-name="Internet_20_link" text:visited-style-name="Visited_20_Internet_20_Link">The </text:a><text:a xlink:type="simple" xlink:href="https://laravel.com/docs/8.x/structure#the-broadcasting-directory" text:style-name="Internet_20_link" text:visited-style-name="Visited_20_Internet_20_Link"><text:span text:style-name="Source_20_Text">Broadcasting</text:span></text:a><text:a xlink:type="simple" xlink:href="https://laravel.com/docs/8.x/structure#the-broadcasting-directory" text:style-name="Internet_20_link" text:visited-style-name="Visited_20_Internet_20_Link"> Directory</text:a> </text:p>
            </text:list-item>
            <text:list-item>
              <text:p text:style-name="P57"><text:a xlink:type="simple" xlink:href="https://laravel.com/docs/8.x/structure#the-console-directory" text:style-name="Internet_20_link" text:visited-style-name="Visited_20_Internet_20_Link">The </text:a><text:a xlink:type="simple" xlink:href="https://laravel.com/docs/8.x/structure#the-console-directory" text:style-name="Internet_20_link" text:visited-style-name="Visited_20_Internet_20_Link"><text:span text:style-name="Source_20_Text">Console</text:span></text:a><text:a xlink:type="simple" xlink:href="https://laravel.com/docs/8.x/structure#the-console-directory" text:style-name="Internet_20_link" text:visited-style-name="Visited_20_Internet_20_Link"> Directory</text:a> </text:p>
            </text:list-item>
            <text:list-item>
              <text:p text:style-name="P57"><text:a xlink:type="simple" xlink:href="https://laravel.com/docs/8.x/structure#the-events-directory" text:style-name="Internet_20_link" text:visited-style-name="Visited_20_Internet_20_Link">The </text:a><text:a xlink:type="simple" xlink:href="https://laravel.com/docs/8.x/structure#the-events-directory" text:style-name="Internet_20_link" text:visited-style-name="Visited_20_Internet_20_Link"><text:span text:style-name="Source_20_Text">Events</text:span></text:a><text:a xlink:type="simple" xlink:href="https://laravel.com/docs/8.x/structure#the-events-directory" text:style-name="Internet_20_link" text:visited-style-name="Visited_20_Internet_20_Link"> Directory</text:a> </text:p>
            </text:list-item>
            <text:list-item>
              <text:p text:style-name="P57"><text:a xlink:type="simple" xlink:href="https://laravel.com/docs/8.x/structure#the-exceptions-directory" text:style-name="Internet_20_link" text:visited-style-name="Visited_20_Internet_20_Link">The </text:a><text:a xlink:type="simple" xlink:href="https://laravel.com/docs/8.x/structure#the-exceptions-directory" text:style-name="Internet_20_link" text:visited-style-name="Visited_20_Internet_20_Link"><text:span text:style-name="Source_20_Text">Exceptions</text:span></text:a><text:a xlink:type="simple" xlink:href="https://laravel.com/docs/8.x/structure#the-exceptions-directory" text:style-name="Internet_20_link" text:visited-style-name="Visited_20_Internet_20_Link"> Directory</text:a> </text:p>
            </text:list-item>
            <text:list-item>
              <text:p text:style-name="P57"><text:a xlink:type="simple" xlink:href="https://laravel.com/docs/8.x/structure#the-http-directory" text:style-name="Internet_20_link" text:visited-style-name="Visited_20_Internet_20_Link">The </text:a><text:a xlink:type="simple" xlink:href="https://laravel.com/docs/8.x/structure#the-http-directory" text:style-name="Internet_20_link" text:visited-style-name="Visited_20_Internet_20_Link"><text:span text:style-name="Source_20_Text">Http</text:span></text:a><text:a xlink:type="simple" xlink:href="https://laravel.com/docs/8.x/structure#the-http-directory" text:style-name="Internet_20_link" text:visited-style-name="Visited_20_Internet_20_Link"> Directory</text:a> </text:p>
            </text:list-item>
            <text:list-item>
              <text:p text:style-name="P57"><text:a xlink:type="simple" xlink:href="https://laravel.com/docs/8.x/structure#the-jobs-directory" text:style-name="Internet_20_link" text:visited-style-name="Visited_20_Internet_20_Link">The </text:a><text:a xlink:type="simple" xlink:href="https://laravel.com/docs/8.x/structure#the-jobs-directory" text:style-name="Internet_20_link" text:visited-style-name="Visited_20_Internet_20_Link"><text:span text:style-name="Source_20_Text">Jobs</text:span></text:a><text:a xlink:type="simple" xlink:href="https://laravel.com/docs/8.x/structure#the-jobs-directory" text:style-name="Internet_20_link" text:visited-style-name="Visited_20_Internet_20_Link"> Directory</text:a> </text:p>
            </text:list-item>
            <text:list-item>
              <text:p text:style-name="P57"><text:a xlink:type="simple" xlink:href="https://laravel.com/docs/8.x/structure#the-listeners-directory" text:style-name="Internet_20_link" text:visited-style-name="Visited_20_Internet_20_Link">The </text:a><text:a xlink:type="simple" xlink:href="https://laravel.com/docs/8.x/structure#the-listeners-directory" text:style-name="Internet_20_link" text:visited-style-name="Visited_20_Internet_20_Link"><text:span text:style-name="Source_20_Text">Listeners</text:span></text:a><text:a xlink:type="simple" xlink:href="https://laravel.com/docs/8.x/structure#the-listeners-directory" text:style-name="Internet_20_link" text:visited-style-name="Visited_20_Internet_20_Link"> Directory</text:a> </text:p>
            </text:list-item>
            <text:list-item>
              <text:p text:style-name="P57"><text:a xlink:type="simple" xlink:href="https://laravel.com/docs/8.x/structure#the-mail-directory" text:style-name="Internet_20_link" text:visited-style-name="Visited_20_Internet_20_Link">The </text:a><text:a xlink:type="simple" xlink:href="https://laravel.com/docs/8.x/structure#the-mail-directory" text:style-name="Internet_20_link" text:visited-style-name="Visited_20_Internet_20_Link"><text:span text:style-name="Source_20_Text">Mail</text:span></text:a><text:a xlink:type="simple" xlink:href="https://laravel.com/docs/8.x/structure#the-mail-directory" text:style-name="Internet_20_link" text:visited-style-name="Visited_20_Internet_20_Link"> Directory</text:a> </text:p>
            </text:list-item>
            <text:list-item>
              <text:p text:style-name="P57"><text:a xlink:type="simple" xlink:href="https://laravel.com/docs/8.x/structure#the-models-directory" text:style-name="Internet_20_link" text:visited-style-name="Visited_20_Internet_20_Link">The </text:a><text:a xlink:type="simple" xlink:href="https://laravel.com/docs/8.x/structure#the-models-directory" text:style-name="Internet_20_link" text:visited-style-name="Visited_20_Internet_20_Link"><text:span text:style-name="Source_20_Text">Models</text:span></text:a><text:a xlink:type="simple" xlink:href="https://laravel.com/docs/8.x/structure#the-models-directory" text:style-name="Internet_20_link" text:visited-style-name="Visited_20_Internet_20_Link"> Directory</text:a> </text:p>
            </text:list-item>
            <text:list-item>
              <text:p text:style-name="P57"><text:a xlink:type="simple" xlink:href="https://laravel.com/docs/8.x/structure#the-notifications-directory" text:style-name="Internet_20_link" text:visited-style-name="Visited_20_Internet_20_Link">The </text:a><text:a xlink:type="simple" xlink:href="https://laravel.com/docs/8.x/structure#the-notifications-directory" text:style-name="Internet_20_link" text:visited-style-name="Visited_20_Internet_20_Link"><text:span text:style-name="Source_20_Text">Notifications</text:span></text:a><text:a xlink:type="simple" xlink:href="https://laravel.com/docs/8.x/structure#the-notifications-directory" text:style-name="Internet_20_link" text:visited-style-name="Visited_20_Internet_20_Link"> Directory</text:a> </text:p>
            </text:list-item>
            <text:list-item>
              <text:p text:style-name="P57"><text:a xlink:type="simple" xlink:href="https://laravel.com/docs/8.x/structure#the-policies-directory" text:style-name="Internet_20_link" text:visited-style-name="Visited_20_Internet_20_Link">The </text:a><text:a xlink:type="simple" xlink:href="https://laravel.com/docs/8.x/structure#the-policies-directory" text:style-name="Internet_20_link" text:visited-style-name="Visited_20_Internet_20_Link"><text:span text:style-name="Source_20_Text">Policies</text:span></text:a><text:a xlink:type="simple" xlink:href="https://laravel.com/docs/8.x/structure#the-policies-directory" text:style-name="Internet_20_link" text:visited-style-name="Visited_20_Internet_20_Link"> Directory</text:a> </text:p>
            </text:list-item>
            <text:list-item>
              <text:p text:style-name="P57"><text:a xlink:type="simple" xlink:href="https://laravel.com/docs/8.x/structure#the-providers-directory" text:style-name="Internet_20_link" text:visited-style-name="Visited_20_Internet_20_Link">The </text:a><text:a xlink:type="simple" xlink:href="https://laravel.com/docs/8.x/structure#the-providers-directory" text:style-name="Internet_20_link" text:visited-style-name="Visited_20_Internet_20_Link"><text:span text:style-name="Source_20_Text">Providers</text:span></text:a><text:a xlink:type="simple" xlink:href="https://laravel.com/docs/8.x/structure#the-providers-directory" text:style-name="Internet_20_link" text:visited-style-name="Visited_20_Internet_20_Link"> Directory</text:a> </text:p>
            </text:list-item>
            <text:list-item>
              <text:p text:style-name="P49"><text:a xlink:type="simple" xlink:href="https://laravel.com/docs/8.x/structure#the-rules-directory" text:style-name="Internet_20_link" text:visited-style-name="Visited_20_Internet_20_Link">The </text:a><text:a xlink:type="simple" xlink:href="https://laravel.com/docs/8.x/structure#the-rules-directory" text:style-name="Internet_20_link" text:visited-style-name="Visited_20_Internet_20_Link"><text:span text:style-name="Source_20_Text">Rules</text:span></text:a><text:a xlink:type="simple" xlink:href="https://laravel.com/docs/8.x/structure#the-rules-directory" text:style-name="Internet_20_link" text:visited-style-name="Visited_20_Internet_20_Link"> Directory</text:a> </text:p>
            </text:list-item>
          </text:list>
        </text:list-item>
      </text:list>
      <text:p text:style-name="P28"/>
      <text:h text:style-name="P4" text:outline-level="2"><text:bookmark text:name="the-root-directory"/><text:a xlink:type="simple" xlink:href="https://laravel.com/docs/8.x/structure#the-root-directory" text:style-name="Internet_20_link" text:visited-style-name="Visited_20_Internet_20_Link">The Root Directory</text:a></text:h>
      <text:h text:style-name="P11" text:outline-level="4"><text:bookmark text:name="the-root-app-directory"/><text:a xlink:type="simple" xlink:href="https://laravel.com/docs/8.x/structure#the-root-app-directory" text:style-name="Internet_20_link" text:visited-style-name="Visited_20_Internet_20_Link">The App Directory</text:a></text:h>
      <text:p text:style-name="P38"><text:span text:style-name="T24">Каталог </text:span><text:span text:style-name="T31">app</text:span><text:span text:style-name="T24"> содержит основной код вашего приложения. Вскоре мы рассмотрим этот каталог более подробно; однако почти все классы в вашем приложении будут в этом каталоге.</text:span></text:p>
      <text:p text:style-name="P28"/>
      <text:h text:style-name="P9" text:outline-level="4"><text:bookmark text:name="the-bootstrap-directory"/><text:a xlink:type="simple" xlink:href="https://laravel.com/docs/8.x/structure#the-bootstrap-directory" text:style-name="Internet_20_link" text:visited-style-name="Visited_20_Internet_20_Link">The Bootstrap Directory</text:a> <text:span text:style-name="T70">(</text:span><text:span text:style-name="T56">Каталог начальной загрузки </text:span><text:span text:style-name="T70">)</text:span></text:h>
      <text:p text:style-name="P38"><text:span text:style-name="T24">Каталог </text:span><text:span text:style-name="T32">bootstrap </text:span><text:span text:style-name="T24">содержит файл app.php, который загружает фреймворк. В этом каталоге также находится каталог </text:span><text:span text:style-name="Source_20_Text">cache</text:span><text:span text:style-name="T24">, который содержит файлы, сгенерированные платформой для оптимизации производительности, такие как файлы кеша маршрутов и служб.</text:span></text:p>
      <text:p text:style-name="P28"/>
      <text:h text:style-name="P9" text:outline-level="4"><text:bookmark text:name="the-config-directory"/><text:a xlink:type="simple" xlink:href="https://laravel.com/docs/8.x/structure#the-config-directory" text:style-name="Internet_20_link" text:visited-style-name="Visited_20_Internet_20_Link">The Config Directory</text:a></text:h>
      <text:p text:style-name="P18">Каталог config, как следует из названия, содержит все файлы конфигурации вашего приложения. Это отличная идея - прочитать все эти файлы и ознакомиться со всеми доступными вам вариантами.</text:p>
      <text:p text:style-name="P28"/>
      <text:h text:style-name="P9" text:outline-level="4"><text:bookmark text:name="the-database-directory"/><text:a xlink:type="simple" xlink:href="https://laravel.com/docs/8.x/structure#the-database-directory" text:style-name="Internet_20_link" text:visited-style-name="Visited_20_Internet_20_Link">The Database Directory</text:a></text:h>
      <text:p text:style-name="P50"><text:span text:style-name="T56">Каталог </text:span><text:span text:style-name="Source_20_Text">database</text:span><text:span text:style-name="T56"> содержит миграции ваших баз данных </text:span><text:span text:style-name="T60">(migrations)</text:span><text:span text:style-name="T56">, фабрики моделей </text:span><text:span text:style-name="T60">(model factories)</text:span><text:span text:style-name="T56"> и начальные числа </text:span><text:span text:style-name="T60">(seeds)</text:span><text:span text:style-name="T56">. При желании вы также можете использовать этот каталог для хранения базы данных SQLite.</text:span></text:p>
      <text:p text:style-name="P28"/>
      <text:h text:style-name="P9" text:outline-level="4"><text:bookmark text:name="the-public-directory"/><text:soft-page-break/><text:a xlink:type="simple" xlink:href="https://laravel.com/docs/8.x/structure#the-public-directory" text:style-name="Internet_20_link" text:visited-style-name="Visited_20_Internet_20_Link">The Public Directory</text:a></text:h>
      <text:p text:style-name="P38"><text:span text:style-name="Source_20_Text"><text:span text:style-name="T24">public</text:span></text:span><text:span text:style-name="T24"> каталог содержит файл index.php, который является точкой входа для всех запросов, поступающих в ваше приложение, и настраивает автозагрузку. В этом каталоге также хранятся ваши активы </text:span><text:span text:style-name="T33">(</text:span>assets<text:span text:style-name="T33">)</text:span><text:span text:style-name="T24">, такие как изображения, JavaScript и CSS.</text:span></text:p>
      <text:p text:style-name="P28"/>
      <text:h text:style-name="P11" text:outline-level="4"><text:bookmark text:name="the-resources-directory"/><text:a xlink:type="simple" xlink:href="https://laravel.com/docs/8.x/structure#the-resources-directory" text:style-name="Internet_20_link" text:visited-style-name="Visited_20_Internet_20_Link"><text:span text:style-name="T10">The Resources Directory</text:span></text:a><text:span text:style-name="T10"> </text:span><text:span text:style-name="T11">(</text:span><text:span text:style-name="T71">Каталог</text:span><text:span text:style-name="T56"> ресурсов</text:span><text:span text:style-name="T11">)</text:span></text:h>
      <text:p text:style-name="P38"><text:span text:style-name="T24">Каталог </text:span><text:span text:style-name="Source_20_Text">resources</text:span><text:span text:style-name="T24"> содержит ваши представления </text:span><text:span text:style-name="T34">(views)</text:span><text:span text:style-name="T24">, а также ваши сырые, нескомпилированные ресурсы </text:span><text:span text:style-name="T35">(assets)</text:span><text:span text:style-name="T24">, такие как LESS, SASS или JavaScript. В этом каталоге также находятся все ваши языковые файлы.</text:span></text:p>
      <text:p text:style-name="P28"/>
      <text:h text:style-name="P10" text:outline-level="4"><text:bookmark text:name="the-routes-directory"/><text:a xlink:type="simple" xlink:href="https://laravel.com/docs/8.x/structure#the-routes-directory" text:style-name="Internet_20_link" text:visited-style-name="Visited_20_Internet_20_Link">The Routes Directory</text:a> <text:span text:style-name="T73">(каталог маршрутов)</text:span></text:h>
      <text:p text:style-name="P38"><text:span text:style-name="T35">Каталог </text:span><text:span text:style-name="Source_20_Text">routes</text:span><text:span text:style-name="T35"> содержит все определения маршрутов для вашего приложения. По умолчанию в Laravel включены несколько файлов маршрутов: web.php, api.php, console.php и channels.php.<text:line-break/><text:line-break/>Файл web.php содержит маршруты, которые RouteServiceProvider помещает в группу веб-промежуточного программного обеспечения </text:span><text:span text:style-name="T36">(</text:span><text:span text:style-name="Source_20_Text"><text:span text:style-name="T36">web</text:span></text:span><text:span text:style-name="T36"> middleware group)</text:span><text:span text:style-name="T35">, которая обеспечивает состояние сеанса, защиту CSRF и шифрование файлов cookie. Если ваше приложение не предлагает RESTful API без сохранения состояния, все ваши маршруты, скорее всего, будут определены в файле web.php.<text:line-break/><text:line-break/>Файл api.php содержит маршруты, которые RouteServiceProvider помещает в группу промежуточного программного обеспечения api, которая обеспечивает ограничение скорости. Эти маршруты предназначены для без сохранения состояния, поэтому запросы, поступающие в приложение по этим маршрутам, предназначены для аутентификации с помощью токенов и не будут иметь доступа к состоянию сеанса.<text:line-break/><text:line-break/>В файле console.php вы можете определить все свои консольные команды на основе Closure. Каждое замыкание привязано к экземпляру команды, что обеспечивает простой подход к взаимодействию с методами ввода-вывода каждой команды. Несмотря на то, что этот файл не определяет маршруты HTTP, он определяет </text:span><text:soft-page-break/><text:span text:style-name="T35">точки входа (маршруты) в ваше приложение на основе консоли.<text:line-break/><text:line-break/>В файле channels.php вы можете зарегистрировать все каналы вещания событий, которые поддерживает ваше приложение.</text:span></text:p>
      <text:p text:style-name="P28"/>
      <text:h text:style-name="P11" text:outline-level="4"><text:bookmark text:name="the-storage-directory"/><text:a xlink:type="simple" xlink:href="https://laravel.com/docs/8.x/structure#the-storage-directory" text:style-name="Internet_20_link" text:visited-style-name="Visited_20_Internet_20_Link"><text:span text:style-name="T10">The Storage Directory</text:span></text:a><text:span text:style-name="T10"> </text:span><text:span text:style-name="T12">(</text:span><text:span text:style-name="T56">Каталог хранилища</text:span><text:span text:style-name="T12">)</text:span></text:h>
      <text:p text:style-name="P38"><text:span text:style-name="T24">Каталог </text:span><text:span text:style-name="Source_20_Text">storage</text:span><text:span text:style-name="T24"> содержит ваши скомпилированные шаблоны Blade, сеансы на основе файлов, кеши файлов и другие файлы, созданные фреймворком. Этот каталог разделен на каталоги </text:span><text:span text:style-name="Source_20_Text"><text:span text:style-name="T24">app</text:span></text:span><text:span text:style-name="T24">, </text:span><text:span text:style-name="Source_20_Text"><text:span text:style-name="T24">framework</text:span></text:span><text:span text:style-name="T24"> и </text:span><text:span text:style-name="Source_20_Text"><text:span text:style-name="T24">logs</text:span></text:span><text:span text:style-name="T24">. Каталог </text:span><text:span text:style-name="Source_20_Text"><text:span text:style-name="T24">app</text:span></text:span><text:span text:style-name="T24"> может использоваться для хранения любых файлов, созданных вашим приложением. Каталог framework используется для хранения файлов и кешей, созданных платформой. Наконец, каталог журналов </text:span><text:span text:style-name="T37">(</text:span><text:span text:style-name="Source_20_Text"><text:span text:style-name="T24">logs</text:span></text:span><text:span text:style-name="T37">)</text:span><text:span text:style-name="T24"> содержит файлы журналов вашего приложения.<text:line-break/><text:line-break/>Каталог storage / app / public может использоваться для хранения файлов, созданных пользователями, таких как аватары профиля, которые должны быть общедоступными. Вы должны создать символическую ссылку в public / storage, которая указывает на этот каталог. Вы можете создать ссылку, используя команду php artisan storage: link.</text:span></text:p>
      <text:p text:style-name="P28"/>
      <text:h text:style-name="P9" text:outline-level="4"><text:bookmark text:name="the-tests-directory"/><text:a xlink:type="simple" xlink:href="https://laravel.com/docs/8.x/structure#the-tests-directory" text:style-name="Internet_20_link" text:visited-style-name="Visited_20_Internet_20_Link">The Tests Directory</text:a></text:h>
      <text:p text:style-name="P38"><text:span text:style-name="T24">Каталог </text:span><text:span text:style-name="Source_20_Text">tests</text:span><text:span text:style-name="T24"> содержит ваши автоматизированные тесты. Пример теста PHPUnit предоставляется из коробки. Каждый тестовый класс должен иметь суффикс Test. Вы можете запускать свои тесты с помощью команд phpunit или php vendor / bin / phpunit.</text:span></text:p>
      <text:p text:style-name="P28"/>
      <text:h text:style-name="P11" text:outline-level="4"><text:bookmark text:name="the-vendor-directory"/><text:a xlink:type="simple" xlink:href="https://laravel.com/docs/8.x/structure#the-vendor-directory" text:style-name="Internet_20_link" text:visited-style-name="Visited_20_Internet_20_Link"><text:span text:style-name="T10">The Vendor Directory</text:span></text:a><text:span text:style-name="T10"> </text:span><text:span text:style-name="T13">(</text:span><text:span text:style-name="T56">Каталог поставщиков</text:span><text:span text:style-name="T13">)</text:span></text:h>
      <text:p text:style-name="P18">Каталог vendor содержит ваши зависимости Composer.</text:p>
      <text:p text:style-name="P18"/>
      <text:h text:style-name="P5" text:outline-level="2"><text:bookmark text:name="the-app-directory"/><text:a xlink:type="simple" xlink:href="https://laravel.com/docs/8.x/structure#the-app-directory" text:style-name="Internet_20_link" text:visited-style-name="Visited_20_Internet_20_Link">The App Directory</text:a></text:h>
      <text:p text:style-name="P38"><text:span text:style-name="T56">Большая часть вашего приложения размещается в каталоге </text:span><text:span text:style-name="Source_20_Text"><text:span text:style-name="T24">app</text:span></text:span><text:span text:style-name="T56">. По умолчанию этот каталог находится в пространстве имен в App и автоматически загружается Composer с использованием стандарта автозагрузки PSR-4 </text:span><text:span text:style-name="T61">(</text:span><text:a xlink:type="simple" xlink:href="https://www.php-fig.org/psr/psr-4/" text:style-name="Internet_20_link" text:visited-style-name="Visited_20_Internet_20_Link">PSR-4 autoloading standard</text:a><text:span text:style-name="T24">.</text:span><text:span text:style-name="T61">)</text:span><text:span text:style-name="T56"><text:line-break/><text:line-break/>Каталог </text:span><text:span text:style-name="Source_20_Text"><text:span text:style-name="T56">app</text:span></text:span><text:span text:style-name="T56"> содержит множество дополнительных каталогов, таких как Console, Http и </text:span><text:soft-page-break/><text:span text:style-name="T56">Providers. Думайте о каталогах Console и Http как о предоставлении API в ядре вашего приложения. Протокол HTTP и интерфейс командной строки </text:span><text:span text:style-name="T61">(CLI) </text:span><text:span text:style-name="T56">являются механизмами взаимодействия с вашим приложением, но фактически не содержат логики приложения. Другими словами, это два способа подачи команд вашему приложению. Каталог Console содержит все ваши Artisan-команды, а каталог Http содержит ваши контроллеры, промежуточное программное обеспечение и запросы.<text:line-break/><text:line-break/>Множество других каталогов будет создано внутри каталога </text:span><text:span text:style-name="Source_20_Text"><text:span text:style-name="T56">app</text:span></text:span><text:span text:style-name="T56">, когда вы будете использовать команды make Artisan для создания классов. Так, например, каталог app / Jobs не будет существовать, пока вы не выполните Artisan-команду make: job для создания класса задания.<text:line-break/><text:line-break/>Многие классы в каталоге приложения могут быть созданы Artisan с помощью команд. Чтобы просмотреть доступные команды, запустите команду make php artisan list в вашем терминале.</text:span></text:p>
      <text:p text:style-name="P38"/>
      <text:p text:style-name="P18"/>
      <text:h text:style-name="P11" text:outline-level="4"><text:bookmark text:name="the-broadcasting-directory"/><text:a xlink:type="simple" xlink:href="https://laravel.com/docs/8.x/structure#the-broadcasting-directory" text:style-name="Internet_20_link" text:visited-style-name="Visited_20_Internet_20_Link">The Broadcasting Directory</text:a><text:span text:style-name="T24"> </text:span><text:span text:style-name="T38">(</text:span><text:span text:style-name="T72">папка</text:span><text:span text:style-name="T56"> вещания</text:span><text:span text:style-name="T38">)</text:span></text:h>
      <text:p text:style-name="P18">Каталог <text:span text:style-name="Source_20_Text">Broadcasting</text:span> содержит все классы каналов вещания для вашего приложения. Эти классы создаются с помощью команды make: channel. Этот каталог не существует по умолчанию, но будет создан для вас, когда вы создадите свой первый канал. Чтобы узнать больше о каналах, ознакомьтесь с документацией по трансляции событий <text:span text:style-name="T74">(</text:span><text:a xlink:type="simple" xlink:href="https://laravel.com/docs/8.x/broadcasting" text:style-name="Internet_20_link" text:visited-style-name="Visited_20_Internet_20_Link">event broadcasting</text:a>.<text:span text:style-name="T74">)</text:span></text:p>
      <text:p text:style-name="P18"/>
      <text:h text:style-name="P8" text:outline-level="4"><text:bookmark text:name="the-console-directory"/><text:a xlink:type="simple" xlink:href="https://laravel.com/docs/8.x/structure#the-console-directory" text:style-name="Internet_20_link" text:visited-style-name="Visited_20_Internet_20_Link">The Console Directory</text:a></text:h>
      <text:p text:style-name="P18">Каталог <text:span text:style-name="Source_20_Text">Console</text:span> содержит все пользовательские команды Artisan для вашего приложения. Эти команды могут быть созданы с помощью команды make: command. В этом каталоге также находится ядро вашей консоли, в котором регистрируются ваши пользовательские команды Artisan и определяются ваши запланированные задачи.</text:p>
      <text:p text:style-name="P18"/>
      <text:h text:style-name="P8" text:outline-level="4"><text:bookmark text:name="the-events-directory"/><text:a xlink:type="simple" xlink:href="https://laravel.com/docs/8.x/structure#the-events-directory" text:style-name="Internet_20_link" text:visited-style-name="Visited_20_Internet_20_Link">The Events Directory</text:a></text:h>
      <text:p text:style-name="P18">Этот каталог не существует по умолчанию, но будет создан для вас Artisan-командами event: generate и make: event. Каталог событий содержит классы событий <text:span text:style-name="T75">(</text:span><text:a xlink:type="simple" xlink:href="https://laravel.com/docs/8.x/events" text:style-name="Internet_20_link" text:visited-style-name="Visited_20_Internet_20_Link">event classes</text:a>.<text:span text:style-name="T75">)</text:span>. События могут использоваться для предупреждения других частей вашего приложения о том, что произошло определенное действие, обеспечивая большую гибкость и развязку.</text:p>
      <text:p text:style-name="P18"/>
      <text:h text:style-name="P8" text:outline-level="4"><text:bookmark text:name="the-exceptions-directory"/><text:soft-page-break/><text:a xlink:type="simple" xlink:href="https://laravel.com/docs/8.x/structure#the-exceptions-directory" text:style-name="Internet_20_link" text:visited-style-name="Visited_20_Internet_20_Link">The Exceptions Directory</text:a></text:h>
      <text:p text:style-name="P46">Каталог <text:span text:style-name="Source_20_Text">Exceptions</text:span> содержит обработчик исключений вашего приложения <text:span text:style-name="T76">(application's exception handler )</text:span>, а также является хорошим местом для размещения любых исключений, создаваемых вашим приложением. Если вы хотите настроить, как ваши исключения регистрируются или обрабатываются, вам следует изменить класс Handler в этом каталоге.</text:p>
      <text:h text:style-name="P11" text:outline-level="4"><text:a xlink:type="simple" xlink:href="https://laravel.com/docs/8.x/structure#the-http-directory" text:style-name="Internet_20_link" text:visited-style-name="Visited_20_Internet_20_Link"/></text:h>
      <text:h text:style-name="P11" text:outline-level="4"><text:bookmark text:name="the-http-directory"/><text:a xlink:type="simple" xlink:href="https://laravel.com/docs/8.x/structure#the-http-directory" text:style-name="Internet_20_link" text:visited-style-name="Visited_20_Internet_20_Link">The Http Directory</text:a></text:h>
      <text:p text:style-name="P46">Каталог Http содержит ваши контроллеры, промежуточное ПО <text:span text:style-name="T77">(middleware)</text:span> и запросы форм. Практически вся логика обработки запросов, поступающих в ваше приложение, будет размещена в этом каталоге.</text:p>
      <text:p text:style-name="P50"/>
      <text:h text:style-name="P11" text:outline-level="4"><text:bookmark text:name="the-jobs-directory"/><text:a xlink:type="simple" xlink:href="https://laravel.com/docs/8.x/structure#the-jobs-directory" text:style-name="Internet_20_link" text:visited-style-name="Visited_20_Internet_20_Link">The Jobs Directory</text:a></text:h>
      <text:p text:style-name="P46">Этот каталог не существует по умолчанию, но будет создан для вас, если вы выполните Artisan-команду make: job. В каталоге <text:span text:style-name="Source_20_Text">Jobs</text:span> хранятся задания в очереди <text:span text:style-name="T78">(</text:span><text:a xlink:type="simple" xlink:href="https://laravel.com/docs/8.x/queues" text:style-name="Internet_20_link" text:visited-style-name="Visited_20_Internet_20_Link"><text:span text:style-name="T78">queueable jobs</text:span></text:a><text:span text:style-name="T78"> )</text:span> для вашего приложения. Задания могут быть поставлены в очередь вашим приложением или выполняться синхронно в рамках текущего жизненного цикла запроса. Задания, которые выполняются синхронно во время текущего запроса, иногда называют «командами», поскольку они являются реализацией шаблона команд <text:span text:style-name="T78">(</text:span><text:a xlink:type="simple" xlink:href="https://en.wikipedia.org/wiki/Command_pattern" text:style-name="Internet_20_link" text:visited-style-name="Visited_20_Internet_20_Link"><text:span text:style-name="T78">command pattern</text:span></text:a><text:span text:style-name="T78">.)</text:span></text:p>
      <text:p text:style-name="P50"/>
      <text:h text:style-name="P11" text:outline-level="4"><text:bookmark text:name="the-listeners-directory"/><text:a xlink:type="simple" xlink:href="https://laravel.com/docs/8.x/structure#the-listeners-directory" text:style-name="Internet_20_link" text:visited-style-name="Visited_20_Internet_20_Link">The Listeners Directory</text:a></text:h>
      <text:p text:style-name="P46">Этот каталог не существует по умолчанию, но будет создан для вас, если вы выполните Artisan-команды event: generate или make: listener. Каталог Listeners содержит классы, которые обрабатывают ваши события. Слушатели событий получают экземпляр события и выполняют логику в ответ на запускаемое событие. Например, событие UserRegistered может обрабатываться приемником SendWelcomeEmail.</text:p>
      <text:p text:style-name="P50"/>
      <text:h text:style-name="P11" text:outline-level="4"><text:bookmark text:name="the-mail-directory"/><text:a xlink:type="simple" xlink:href="https://laravel.com/docs/8.x/structure#the-mail-directory" text:style-name="Internet_20_link" text:visited-style-name="Visited_20_Internet_20_Link">The Mail Directory</text:a></text:h>
      <text:p text:style-name="P46">Этот каталог не существует по умолчанию, но будет создан для вас, если вы выполните Artisan-команду make: mail. Каталог Mail содержит все ваши классы, которые представляют электронные письма, отправленные вашим приложением. Почтовые объекты позволяют вам инкапсулировать всю логику создания электронной почты в один простой класс, который может быть отправлен с помощью метода Mail :: send.</text:p>
      <text:p text:style-name="P50"/>
      <text:h text:style-name="P11" text:outline-level="4"><text:bookmark text:name="the-models-directory"/><text:a xlink:type="simple" xlink:href="https://laravel.com/docs/8.x/structure#the-models-directory" text:style-name="Internet_20_link" text:visited-style-name="Visited_20_Internet_20_Link">The Models Directory</text:a></text:h>
      <text:p text:style-name="P46">Каталог Models содержит все классы вашей модели Eloquent. Eloquent ORM, включенный в Laravel, предоставляет красивую и простую реализацию ActiveRecord для работы с вашей базой данных. Каждая таблица базы данных имеет соответствующую «Модель», которая <text:soft-page-break/>используется для взаимодействия с этой таблицей. Модели позволяют запрашивать данные в таблицах, а также вставлять новые записи в таблицу.</text:p>
      <text:p text:style-name="P50"/>
      <text:h text:style-name="P11" text:outline-level="4"><text:bookmark text:name="the-notifications-directory"/><text:a xlink:type="simple" xlink:href="https://laravel.com/docs/8.x/structure#the-notifications-directory" text:style-name="Internet_20_link" text:visited-style-name="Visited_20_Internet_20_Link">The Notifications Directory</text:a></text:h>
      <text:p text:style-name="P46">Этот каталог не существует по умолчанию, но будет создан для вас, если вы выполните Artisan-команду make: notification. Каталог уведомлений содержит все «транзакционные» уведомления, которые отправляет ваше приложение, например простые уведомления о событиях, которые происходят в вашем приложении. Уведомления Laravel позволяют абстрагироваться от отправки уведомлений по различным драйверам, таким как электронная почта, Slack, SMS, или хранятся в базе данных.</text:p>
      <text:p text:style-name="P50"/>
      <text:h text:style-name="P11" text:outline-level="4"><text:bookmark text:name="the-policies-directory"/><text:a xlink:type="simple" xlink:href="https://laravel.com/docs/8.x/structure#the-policies-directory" text:style-name="Internet_20_link" text:visited-style-name="Visited_20_Internet_20_Link">The Policies Directory</text:a></text:h>
      <text:p text:style-name="P46">Этот каталог не существует по умолчанию, но будет создан для вас, если вы выполните Artisan-команду make: policy. Каталог политик содержит классы политик авторизации для вашего приложения. Политики используются для определения того, может ли пользователь выполнить определенное действие с ресурсом. Для получения дополнительной информации ознакомьтесь с авторизационной документацией. <text:span text:style-name="T79">(</text:span><text:a xlink:type="simple" xlink:href="https://laravel.com/docs/8.x/authorization" text:style-name="Internet_20_link" text:visited-style-name="Visited_20_Internet_20_Link"><text:span text:style-name="T79">authorization documentation</text:span></text:a><text:span text:style-name="T79">.)</text:span></text:p>
      <text:p text:style-name="P50"/>
      <text:h text:style-name="P11" text:outline-level="4"><text:bookmark text:name="the-providers-directory"/><text:a xlink:type="simple" xlink:href="https://laravel.com/docs/8.x/structure#the-providers-directory" text:style-name="Internet_20_link" text:visited-style-name="Visited_20_Internet_20_Link">The Providers Directory</text:a></text:h>
      <text:p text:style-name="P46">Каталог Providers содержит всех поставщиков услуг для вашего приложения. Поставщики услуг загружают ваше приложение, привязывая службы к контейнеру служб, регистрируя события или выполняя любые другие задачи для подготовки вашего приложения к входящим запросам.<text:line-break/>В новом приложении Laravel этот каталог уже будет содержать несколько провайдеров. При необходимости вы можете добавлять своих собственных провайдеров в этот каталог.</text:p>
      <text:p text:style-name="P50"/>
      <text:h text:style-name="P11" text:outline-level="4"><text:bookmark text:name="the-rules-directory"/><text:a xlink:type="simple" xlink:href="https://laravel.com/docs/8.x/structure#the-rules-directory" text:style-name="Internet_20_link" text:visited-style-name="Visited_20_Internet_20_Link">The Rules Directory</text:a></text:h>
      <text:p text:style-name="P50"><text:span text:style-name="T56">Этот каталог не существует по умолчанию, но будет создан для вас, если вы выполните Artisan-команду make: rule. Каталог Rules содержит настраиваемые объекты правил проверки для вашего приложения. Правила используются для инкапсуляции сложной логики проверки в простой объект. Для получения дополнительной информации ознакомьтесь с документацией по валидации </text:span><text:span text:style-name="T62">(</text:span><text:a xlink:type="simple" xlink:href="https://laravel.com/docs/8.x/validation" text:style-name="Internet_20_link" text:visited-style-name="Visited_20_Internet_20_Link">validation documentation</text:a><text:span text:style-name="T62">.)</text:span></text:p>
      <text:h text:style-name="P3" text:outline-level="1"/>
      <text:h text:style-name="P3" text:outline-level="1">Deployment</text:h>
      <text:p text:style-name="P18"><text:a xlink:type="simple" xlink:href="https://laravel.com/docs/8.x/deployment" text:style-name="Internet_20_link" text:visited-style-name="Visited_20_Internet_20_Link">https://laravel.com/docs/8.x/deployment</text:a></text:p>
      <text:p text:style-name="P24">ну это явно статья должна быть не тут а в конце где-то)</text:p>
      <text:p text:style-name="P25"><text:soft-page-break/>И вообще я подумаю насчет того что убрать статью давайте-те начнем. Если все это будет написано дальше в основах и так далее. Я просто уберу эту главу. </text:p>
      <text:p text:style-name="P25">Так что пока вопросы не буду писать — потом напишу.</text:p>
      <text:p text:style-name="P1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2T13:43:10.606494838</meta:creation-date>
    <meta:generator>LibreOffice/6.4.6.2$Linux_X86_64 LibreOffice_project/40$Build-2</meta:generator>
    <dc:date>2020-11-02T13:43:25.885965740</dc:date>
    <meta:editing-duration>PT15S</meta:editing-duration>
    <meta:editing-cycles>1</meta:editing-cycles>
    <meta:document-statistic meta:table-count="0" meta:image-count="0" meta:object-count="0" meta:page-count="18" meta:paragraph-count="221" meta:word-count="3490" meta:character-count="26571" meta:non-whitespace-character-count="23132"/>
  </office:meta>
</office:document-meta>
</file>